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96.74mm" svg:height="54.41mm" svg:x="90.49mm" svg:y="149.69mm">
            <draw:object draw:notify-on-update-of-ranges="Tabelle1.B1:Tabelle1.B28 Tabelle1.J1:Tabelle1.J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2.36mm" svg:height="57.57mm" svg:x="192.8mm" svg:y="144.96mm">
            <draw:object draw:notify-on-update-of-ranges="Tabelle1.L1:Tabelle1.L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8.13mm" svg:height="72.08mm" svg:x="15.87mm" svg:y="319.74mm">
            <draw:object draw:notify-on-update-of-ranges="Tabelle1.B1:Tabelle1.B25 Tabelle1.C1:Tabelle1.C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43.38mm" svg:height="83.17mm" svg:x="6.34mm" svg:y="393.88mm">
            <draw:object draw:notify-on-update-of-ranges="Tabelle1.B1:Tabelle1.B25 Tabelle1.Q1:Tabelle1.Q2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44.48mm" svg:height="80.01mm" svg:x="164.45mm" svg:y="240.6mm">
            <draw:object draw:notify-on-update-of-ranges="Tabelle1.B1:Tabelle1.B25 Tabelle1.P1:Tabelle1.P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144.15mm" svg:height="74.71mm" svg:x="163.73mm" svg:y="320.27mm">
            <draw:object draw:notify-on-update-of-ranges="Tabelle1.U1:Tabelle1.U3 Tabelle1.V1:Tabelle1.V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159.99mm" svg:height="89.99mm" svg:x="590.51mm" svg:y="80.95mm">
            <draw:object draw:notify-on-update-of-ranges="Tabelle1.U4:Tabelle1.U6 Tabelle1.V4:Tabelle1.V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148.22mm" svg:height="83.37mm" svg:x="163.74mm" svg:y="394.35mm">
            <draw:object draw:notify-on-update-of-ranges="Tabelle1.B1:Tabelle1.B25 Tabelle1.G1:Tabelle1.G2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1" draw:text-style-name="P1" svg:width="136.84mm" svg:height="77.02mm" svg:x="11.01mm" svg:y="243.04mm">
            <draw:object draw:notify-on-update-of-ranges="Tabelle1.T11:Tabelle1.T13 Tabelle1.V11:Tabelle1.V1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]/1000000" office:value-type="float" office:value="0" calcext:value-type="float">
            <text:p>0</text:p>
          </table:table-cell>
          <table:table-cell table:formula="of:=[.C1]/0.0002137" office:value-type="float" office:value="0" calcext:value-type="float">
            <text:p>0</text:p>
          </table:table-cell>
          <table:table-cell table:formula="of:=1-[.D1]" office:value-type="float" office:value="1" calcext:value-type="float">
            <text:p>1</text:p>
          </table:table-cell>
          <table:table-cell table:formula="of:=LN([.E1])" office:value-type="float" office:value="0" calcext:value-type="float">
            <text:p>0</text:p>
          </table:table-cell>
          <table:table-cell table:formula="of:=LN(1-([.$C1]/MAX([.$C$1:.$C$25])))" office:value-type="float" office:value="0" calcext:value-type="float">
            <text:p>0</text:p>
          </table:table-cell>
          <table:table-cell table:number-columns-repeated="2"/>
          <table:table-cell table:formula="of:=MAX([.C1:.C25])/((MAX([.C1:.C25])-[.C1])*[.B1])" office:value-type="string" office:string-value="" calcext:value-type="error">
            <text:p>#DIV/0!</text:p>
          </table:table-cell>
          <table:table-cell/>
          <table:table-cell table:formula="of:=[.C1]/[.B1]" office:value-type="string" office:string-value="" calcext:value-type="error">
            <text:p>#DIV/0!</text:p>
          </table:table-cell>
          <table:table-cell/>
          <table:table-cell table:formula="of:=LN([.B1])" office:value-type="string" office:string-value="" calcext:value-type="error">
            <text:p>Fehler:502</text:p>
          </table:table-cell>
          <table:table-cell/>
          <table:table-cell table:formula="of:=[.C1]*EXP([.$P$27]*[.B1])" office:value-type="float" office:value="0" calcext:value-type="float">
            <text:p>0</text:p>
          </table:table-cell>
          <table:table-cell table:formula="of:=LN([.P1])" office:value-type="string" office:string-value="" calcext:value-type="error">
            <text:p>Fehler:502</text:p>
          </table:table-cell>
          <table:table-cell/>
          <table:table-cell office:value-type="float" office:value="19.4" calcext:value-type="float">
            <text:p>19,4</text:p>
          </table:table-cell>
          <table:table-cell office:value-type="float" office:value="47" calcext:value-type="float">
            <text:p>47</text:p>
          </table:table-cell>
          <table:table-cell table:formula="of:=([.S1]+273.15)^(-1)" office:value-type="float" office:value="0.00341821910784481" calcext:value-type="float">
            <text:p>0,003418219107845</text:p>
          </table:table-cell>
          <table:table-cell table:formula="of:=LN([.T1])" office:value-type="float" office:value="3.85014760171006" calcext:value-type="float">
            <text:p>3,8501476017100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]+15" office:value-type="float" office:value="15" calcext:value-type="float">
            <text:p>15</text:p>
          </table:table-cell>
          <table:table-cell table:formula="of:=[.A2]/1000000" office:value-type="float" office:value="0.000195" calcext:value-type="float">
            <text:p>0,000195</text:p>
          </table:table-cell>
          <table:table-cell table:formula="of:=[.C2]/0.0002137" office:value-type="float" office:value="0.912494150678521" calcext:value-type="float">
            <text:p>0,912494150678521</text:p>
          </table:table-cell>
          <table:table-cell table:formula="of:=1-[.D2]" office:value-type="float" office:value="0.0875058493214786" calcext:value-type="float">
            <text:p>0,087505849321479</text:p>
          </table:table-cell>
          <table:table-cell table:formula="of:=LN([.E2])" office:value-type="float" office:value="-2.43604963846456" calcext:value-type="float">
            <text:p>-2,43604963846456</text:p>
          </table:table-cell>
          <table:table-cell table:formula="of:=LN(1-([.$C2]/MAX([.$C$1:.$C$25])))" office:value-type="float" office:value="-2.43604963846456" calcext:value-type="float">
            <text:p>-2,43604963846456</text:p>
          </table:table-cell>
          <table:table-cell table:formula="of:=[.F2]/-[.B2]" office:value-type="float" office:value="0.162403309230971" calcext:value-type="float">
            <text:p>0,162403309230971</text:p>
          </table:table-cell>
          <table:table-cell/>
          <table:table-cell table:formula="of:=MAX([.C2:.C26])/((MAX([.C2:.C26])-[.C2])*[.B2])" office:value-type="float" office:value="0.761853832442068" calcext:value-type="float">
            <text:p>0,761853832442068</text:p>
          </table:table-cell>
          <table:table-cell/>
          <table:table-cell table:formula="of:=[.C2]/[.B2]" office:value-type="float" office:value="0.000013" calcext:value-type="float">
            <text:p>1,3E-05</text:p>
          </table:table-cell>
          <table:table-cell/>
          <table:table-cell table:formula="of:=LN([.B2])" office:value-type="float" office:value="2.70805020110221" calcext:value-type="float">
            <text:p>2,70805020110221</text:p>
          </table:table-cell>
          <table:table-cell/>
          <table:table-cell table:formula="of:=[.C2]*EXP([.$P$27]*[.B2])" office:value-type="float" office:value="0.000174425196070886" calcext:value-type="float">
            <text:p>0,000174425196071</text:p>
          </table:table-cell>
          <table:table-cell table:formula="of:=LN([.P2])" office:value-type="float" office:value="-8.65401458404108" calcext:value-type="float">
            <text:p>-8,65401458404108</text:p>
          </table:table-cell>
          <table:table-cell/>
          <table:table-cell office:value-type="float" office:value="-0.3" calcext:value-type="float">
            <text:p>-0,3</text:p>
          </table:table-cell>
          <table:table-cell office:value-type="float" office:value="110" calcext:value-type="float">
            <text:p>110</text:p>
          </table:table-cell>
          <table:table-cell table:formula="of:=([.S2]+273.15)^(-1)" office:value-type="float" office:value="0.00366501740883269" calcext:value-type="float">
            <text:p>0,003665017408833</text:p>
          </table:table-cell>
          <table:table-cell table:formula="of:=LN([.T2])" office:value-type="float" office:value="4.70048036579242" calcext:value-type="float">
            <text:p>4,70048036579242</text:p>
          </table:table-cell>
        </table:table-row>
        <table:table-row table:style-name="ro1">
          <table:table-cell office:value-type="float" office:value="208.9" calcext:value-type="float">
            <text:p>208,9</text:p>
          </table:table-cell>
          <table:table-cell table:formula="of:=[.B2]+15" office:value-type="float" office:value="30" calcext:value-type="float">
            <text:p>30</text:p>
          </table:table-cell>
          <table:table-cell table:formula="of:=[.A3]/1000000" office:value-type="float" office:value="0.0002089" calcext:value-type="float">
            <text:p>0,0002089</text:p>
          </table:table-cell>
          <table:table-cell table:formula="of:=[.C3]/0.0002137" office:value-type="float" office:value="0.97753860552176" calcext:value-type="float">
            <text:p>0,97753860552176</text:p>
          </table:table-cell>
          <table:table-cell table:formula="of:=1-[.D3]" office:value-type="float" office:value="0.0224613944782405" calcext:value-type="float">
            <text:p>0,022461394478241</text:p>
          </table:table-cell>
          <table:table-cell table:formula="of:=LN([.E3])" office:value-type="float" office:value="-3.79595724441126" calcext:value-type="float">
            <text:p>-3,79595724441126</text:p>
          </table:table-cell>
          <table:table-cell table:formula="of:=LN(1-([.$C3]/MAX([.$C$1:.$C$25])))" office:value-type="float" office:value="-3.79595724441126" calcext:value-type="float">
            <text:p>-3,79595724441126</text:p>
          </table:table-cell>
          <table:table-cell table:formula="of:=[.F3]/-[.B3]" office:value-type="float" office:value="0.126531908147042" calcext:value-type="float">
            <text:p>0,126531908147042</text:p>
          </table:table-cell>
          <table:table-cell/>
          <table:table-cell table:formula="of:=MAX([.C3:.C27])/((MAX([.C3:.C27])-[.C3])*[.B3])" office:value-type="float" office:value="1.48402777777778" calcext:value-type="float">
            <text:p>1,48402777777778</text:p>
          </table:table-cell>
          <table:table-cell/>
          <table:table-cell table:formula="of:=[.C3]/[.B3]" office:value-type="float" office:value="0.00000696333333333333" calcext:value-type="float">
            <text:p>6,96333333333333E-06</text:p>
          </table:table-cell>
          <table:table-cell/>
          <table:table-cell table:formula="of:=LN([.B3])" office:value-type="float" office:value="3.40119738166216" calcext:value-type="float">
            <text:p>3,40119738166216</text:p>
          </table:table-cell>
          <table:table-cell/>
          <table:table-cell table:formula="of:=[.C3]*EXP([.$P$27]*[.B3])" office:value-type="float" office:value="0.000167142793719665" calcext:value-type="float">
            <text:p>0,00016714279372</text:p>
          </table:table-cell>
          <table:table-cell table:formula="of:=LN([.P3])" office:value-type="float" office:value="-8.69666205868285" calcext:value-type="float">
            <text:p>-8,69666205868285</text:p>
          </table:table-cell>
          <table:table-cell/>
          <table:table-cell office:value-type="float" office:value="-19.1" calcext:value-type="float">
            <text:p>-19,1</text:p>
          </table:table-cell>
          <table:table-cell office:value-type="float" office:value="161" calcext:value-type="float">
            <text:p>161</text:p>
          </table:table-cell>
          <table:table-cell table:formula="of:=([.S3]+273.15)^(-1)" office:value-type="float" office:value="0.00393623302499508" calcext:value-type="float">
            <text:p>0,003936233024995</text:p>
          </table:table-cell>
          <table:table-cell table:formula="of:=LN([.T3])" office:value-type="float" office:value="5.08140436498446" calcext:value-type="float">
            <text:p>5,0814043649844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3]+15" office:value-type="float" office:value="45" calcext:value-type="float">
            <text:p>45</text:p>
          </table:table-cell>
          <table:table-cell table:formula="of:=[.A4]/1000000" office:value-type="float" office:value="0.00021" calcext:value-type="float">
            <text:p>0,00021</text:p>
          </table:table-cell>
          <table:table-cell table:formula="of:=[.C4]/0.0002137" office:value-type="float" office:value="0.982686008423023" calcext:value-type="float">
            <text:p>0,982686008423023</text:p>
          </table:table-cell>
          <table:table-cell table:formula="of:=1-[.D4]" office:value-type="float" office:value="0.017313991576977" calcext:value-type="float">
            <text:p>0,017313991576977</text:p>
          </table:table-cell>
          <table:table-cell table:formula="of:=LN([.E4])" office:value-type="float" office:value="-4.05624034267493" calcext:value-type="float">
            <text:p>-4,05624034267493</text:p>
          </table:table-cell>
          <table:table-cell table:formula="of:=LN(1-([.$C4]/MAX([.$C$1:.$C$25])))" office:value-type="float" office:value="-4.05624034267493" calcext:value-type="float">
            <text:p>-4,05624034267493</text:p>
          </table:table-cell>
          <table:table-cell table:formula="of:=[.F4]/-[.B4]" office:value-type="float" office:value="0.0901386742816651" calcext:value-type="float">
            <text:p>0,090138674281665</text:p>
          </table:table-cell>
          <table:table-cell/>
          <table:table-cell table:formula="of:=MAX([.C4:.C28])/((MAX([.C4:.C28])-[.C4])*[.B4])" office:value-type="float" office:value="1.28348348348349" calcext:value-type="float">
            <text:p>1,28348348348349</text:p>
          </table:table-cell>
          <table:table-cell/>
          <table:table-cell table:formula="of:=[.C4]/[.B4]" office:value-type="float" office:value="0.00000466666666666667" calcext:value-type="float">
            <text:p>4,66666666666667E-06</text:p>
          </table:table-cell>
          <table:table-cell/>
          <table:table-cell table:formula="of:=LN([.B4])" office:value-type="float" office:value="3.80666248977032" calcext:value-type="float">
            <text:p>3,80666248977032</text:p>
          </table:table-cell>
          <table:table-cell/>
          <table:table-cell table:formula="of:=[.C4]*EXP([.$P$27]*[.B4])" office:value-type="float" office:value="0.000150294511149771" calcext:value-type="float">
            <text:p>0,00015029451115</text:p>
          </table:table-cell>
          <table:table-cell table:formula="of:=LN([.P4])" office:value-type="float" office:value="-8.80291378116845" calcext:value-type="float">
            <text:p>-8,80291378116845</text:p>
          </table:table-cell>
          <table:table-cell/>
          <table:table-cell office:value-type="float" office:value="19.4" calcext:value-type="float">
            <text:p>19,4</text:p>
          </table:table-cell>
          <table:table-cell office:value-type="float" office:value="600" calcext:value-type="float">
            <text:p>600</text:p>
          </table:table-cell>
          <table:table-cell table:formula="of:=([.S4]+273.15)^(-1)" office:value-type="float" office:value="0.00341821910784481" calcext:value-type="float">
            <text:p>0,003418219107845</text:p>
          </table:table-cell>
          <table:table-cell table:formula="of:=LN([.T4])" office:value-type="float" office:value="6.39692965521615" calcext:value-type="float">
            <text:p>6,39692965521615</text:p>
          </table:table-cell>
        </table:table-row>
        <table:table-row table:style-name="ro1">
          <table:table-cell office:value-type="float" office:value="211.1" calcext:value-type="float">
            <text:p>211,1</text:p>
          </table:table-cell>
          <table:table-cell table:formula="of:=[.B4]+15" office:value-type="float" office:value="60" calcext:value-type="float">
            <text:p>60</text:p>
          </table:table-cell>
          <table:table-cell table:formula="of:=[.A5]/1000000" office:value-type="float" office:value="0.0002111" calcext:value-type="float">
            <text:p>0,0002111</text:p>
          </table:table-cell>
          <table:table-cell table:formula="of:=[.C5]/0.0002137" office:value-type="float" office:value="0.987833411324286" calcext:value-type="float">
            <text:p>0,987833411324286</text:p>
          </table:table-cell>
          <table:table-cell table:formula="of:=1-[.D5]" office:value-type="float" office:value="0.0121665886757136" calcext:value-type="float">
            <text:p>0,012166588675714</text:p>
          </table:table-cell>
          <table:table-cell table:formula="of:=LN([.E5])" office:value-type="float" office:value="-4.40906171729766" calcext:value-type="float">
            <text:p>-4,40906171729766</text:p>
          </table:table-cell>
          <table:table-cell table:formula="of:=LN(1-([.$C5]/MAX([.$C$1:.$C$25])))" office:value-type="float" office:value="-4.40906171729766" calcext:value-type="float">
            <text:p>-4,40906171729766</text:p>
          </table:table-cell>
          <table:table-cell table:formula="of:=[.F5]/-[.B5]" office:value-type="float" office:value="0.0734843619549611" calcext:value-type="float">
            <text:p>0,073484361954961</text:p>
          </table:table-cell>
          <table:table-cell/>
          <table:table-cell table:formula="of:=MAX([.C5:.C29])/((MAX([.C5:.C29])-[.C5])*[.B5])" office:value-type="float" office:value="1.36987179487179" calcext:value-type="float">
            <text:p>1,36987179487179</text:p>
          </table:table-cell>
          <table:table-cell/>
          <table:table-cell table:formula="of:=[.C5]/[.B5]" office:value-type="float" office:value="0.00000351833333333333" calcext:value-type="float">
            <text:p>3,51833333333333E-06</text:p>
          </table:table-cell>
          <table:table-cell/>
          <table:table-cell table:formula="of:=LN([.B5])" office:value-type="float" office:value="4.0943445622221" calcext:value-type="float">
            <text:p>4,0943445622221</text:p>
          </table:table-cell>
          <table:table-cell/>
          <table:table-cell table:formula="of:=[.C5]*EXP([.$P$27]*[.B5])" office:value-type="float" office:value="0.000135140856542744" calcext:value-type="float">
            <text:p>0,000135140856543</text:p>
          </table:table-cell>
          <table:table-cell table:formula="of:=LN([.P5])" office:value-type="float" office:value="-8.9091929416722" calcext:value-type="float">
            <text:p>-8,90919294167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.6" calcext:value-type="float">
            <text:p>51,6</text:p>
          </table:table-cell>
          <table:table-cell table:formula="of:=([.S5]+273.15)^(-1)" office:value-type="float" office:value="0.00363438124659277" calcext:value-type="float">
            <text:p>0,003634381246593</text:p>
          </table:table-cell>
          <table:table-cell table:formula="of:=LN([.T5])" office:value-type="float" office:value="3.94352167248752" calcext:value-type="float">
            <text:p>3,94352167248752</text:p>
          </table:table-cell>
        </table:table-row>
        <table:table-row table:style-name="ro1">
          <table:table-cell office:value-type="float" office:value="210.3" calcext:value-type="float">
            <text:p>210,3</text:p>
          </table:table-cell>
          <table:table-cell table:formula="of:=[.B5]+15" office:value-type="float" office:value="75" calcext:value-type="float">
            <text:p>75</text:p>
          </table:table-cell>
          <table:table-cell table:formula="of:=[.A6]/1000000" office:value-type="float" office:value="0.0002103" calcext:value-type="float">
            <text:p>0,0002103</text:p>
          </table:table-cell>
          <table:table-cell table:formula="of:=[.C6]/0.0002137" office:value-type="float" office:value="0.984089845577913" calcext:value-type="float">
            <text:p>0,984089845577913</text:p>
          </table:table-cell>
          <table:table-cell table:formula="of:=1-[.D6]" office:value-type="float" office:value="0.0159101544220869" calcext:value-type="float">
            <text:p>0,015910154422087</text:p>
          </table:table-cell>
          <table:table-cell table:formula="of:=LN([.E6])" office:value-type="float" office:value="-4.140797730703" calcext:value-type="float">
            <text:p>-4,140797730703</text:p>
          </table:table-cell>
          <table:table-cell table:formula="of:=LN(1-([.$C6]/MAX([.$C$1:.$C$25])))" office:value-type="float" office:value="-4.140797730703" calcext:value-type="float">
            <text:p>-4,140797730703</text:p>
          </table:table-cell>
          <table:table-cell table:formula="of:=[.F6]/-[.B6]" office:value-type="float" office:value="0.0552106364093733" calcext:value-type="float">
            <text:p>0,055210636409373</text:p>
          </table:table-cell>
          <table:table-cell/>
          <table:table-cell table:formula="of:=MAX([.C6:.C30])/((MAX([.C6:.C30])-[.C6])*[.B6])" office:value-type="float" office:value="0.838039215686281" calcext:value-type="float">
            <text:p>0,838039215686281</text:p>
          </table:table-cell>
          <table:table-cell/>
          <table:table-cell table:formula="of:=[.C6]/[.B6]" office:value-type="float" office:value="0.000002804" calcext:value-type="float">
            <text:p>2,804E-06</text:p>
          </table:table-cell>
          <table:table-cell/>
          <table:table-cell table:formula="of:=LN([.B6])" office:value-type="float" office:value="4.31748811353631" calcext:value-type="float">
            <text:p>4,31748811353631</text:p>
          </table:table-cell>
          <table:table-cell/>
          <table:table-cell table:formula="of:=[.C6]*EXP([.$P$27]*[.B6])" office:value-type="float" office:value="0.000120423796597738" calcext:value-type="float">
            <text:p>0,000120423796598</text:p>
          </table:table-cell>
          <table:table-cell table:formula="of:=LN([.P6])" office:value-type="float" office:value="-9.02449339845837" calcext:value-type="float">
            <text:p>-9,02449339845837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362" calcext:value-type="float">
            <text:p>362</text:p>
          </table:table-cell>
          <table:table-cell table:formula="of:=([.S6]+273.15)^(-1)" office:value-type="float" office:value="0.00381460995613199" calcext:value-type="float">
            <text:p>0,003814609956132</text:p>
          </table:table-cell>
          <table:table-cell table:formula="of:=LN([.T6])" office:value-type="float" office:value="5.89164421182577" calcext:value-type="float">
            <text:p>5,89164421182577</text:p>
          </table:table-cell>
        </table:table-row>
        <table:table-row table:style-name="ro1">
          <table:table-cell office:value-type="float" office:value="212.5" calcext:value-type="float">
            <text:p>212,5</text:p>
          </table:table-cell>
          <table:table-cell table:formula="of:=[.B6]+15" office:value-type="float" office:value="90" calcext:value-type="float">
            <text:p>90</text:p>
          </table:table-cell>
          <table:table-cell table:formula="of:=[.A7]/1000000" office:value-type="float" office:value="0.0002125" calcext:value-type="float">
            <text:p>0,0002125</text:p>
          </table:table-cell>
          <table:table-cell table:formula="of:=[.C7]/0.0002137" office:value-type="float" office:value="0.99438465138044" calcext:value-type="float">
            <text:p>0,99438465138044</text:p>
          </table:table-cell>
          <table:table-cell table:formula="of:=1-[.D7]" office:value-type="float" office:value="0.00561534861956015" calcext:value-type="float">
            <text:p>0,00561534861956</text:p>
          </table:table-cell>
          <table:table-cell table:formula="of:=LN([.E7])" office:value-type="float" office:value="-5.18225160553115" calcext:value-type="float">
            <text:p>-5,18225160553115</text:p>
          </table:table-cell>
          <table:table-cell table:formula="of:=LN(1-([.$C7]/MAX([.$C$1:.$C$25])))" office:value-type="float" office:value="-5.18225160553115" calcext:value-type="float">
            <text:p>-5,18225160553115</text:p>
          </table:table-cell>
          <table:table-cell table:formula="of:=[.F7]/-[.B7]" office:value-type="float" office:value="0.0575805733947905" calcext:value-type="float">
            <text:p>0,057580573394791</text:p>
          </table:table-cell>
          <table:table-cell/>
          <table:table-cell table:formula="of:=MAX([.C7:.C31])/((MAX([.C7:.C31])-[.C7])*[.B7])" office:value-type="float" office:value="1.9787037037037" calcext:value-type="float">
            <text:p>1,9787037037037</text:p>
          </table:table-cell>
          <table:table-cell/>
          <table:table-cell table:formula="of:=[.C7]/[.B7]" office:value-type="float" office:value="0.00000236111111111111" calcext:value-type="float">
            <text:p>2,36111111111111E-06</text:p>
          </table:table-cell>
          <table:table-cell/>
          <table:table-cell table:formula="of:=LN([.B7])" office:value-type="float" office:value="4.49980967033027" calcext:value-type="float">
            <text:p>4,49980967033027</text:p>
          </table:table-cell>
          <table:table-cell/>
          <table:table-cell table:formula="of:=[.C7]*EXP([.$P$27]*[.B7])" office:value-type="float" office:value="0.000108844524203438" calcext:value-type="float">
            <text:p>0,000108844524203</text:p>
          </table:table-cell>
          <table:table-cell table:formula="of:=LN([.P7])" office:value-type="float" office:value="-9.1255900774431" calcext:value-type="float">
            <text:p>-9,1255900774431</text:p>
          </table:table-cell>
          <table:table-cell table:number-columns-repeated="5"/>
        </table:table-row>
        <table:table-row table:style-name="ro1">
          <table:table-cell office:value-type="float" office:value="211.1" calcext:value-type="float">
            <text:p>211,1</text:p>
          </table:table-cell>
          <table:table-cell table:formula="of:=[.B7]+15" office:value-type="float" office:value="105" calcext:value-type="float">
            <text:p>105</text:p>
          </table:table-cell>
          <table:table-cell table:formula="of:=[.A8]/1000000" office:value-type="float" office:value="0.0002111" calcext:value-type="float">
            <text:p>0,0002111</text:p>
          </table:table-cell>
          <table:table-cell table:formula="of:=[.C8]/0.0002137" office:value-type="float" office:value="0.987833411324286" calcext:value-type="float">
            <text:p>0,987833411324286</text:p>
          </table:table-cell>
          <table:table-cell table:formula="of:=1-[.D8]" office:value-type="float" office:value="0.0121665886757136" calcext:value-type="float">
            <text:p>0,012166588675714</text:p>
          </table:table-cell>
          <table:table-cell table:formula="of:=LN([.E8])" office:value-type="float" office:value="-4.40906171729766" calcext:value-type="float">
            <text:p>-4,40906171729766</text:p>
          </table:table-cell>
          <table:table-cell table:formula="of:=LN(1-([.$C8]/MAX([.$C$1:.$C$25])))" office:value-type="float" office:value="-4.40906171729766" calcext:value-type="float">
            <text:p>-4,40906171729766</text:p>
          </table:table-cell>
          <table:table-cell table:formula="of:=[.F8]/-[.B8]" office:value-type="float" office:value="0.0419910639742635" calcext:value-type="float">
            <text:p>0,041991063974264</text:p>
          </table:table-cell>
          <table:table-cell/>
          <table:table-cell table:formula="of:=MAX([.C8:.C32])/((MAX([.C8:.C32])-[.C8])*[.B8])" office:value-type="float" office:value="0.78278388278388" calcext:value-type="float">
            <text:p>0,78278388278388</text:p>
          </table:table-cell>
          <table:table-cell/>
          <table:table-cell table:formula="of:=[.C8]/[.B8]" office:value-type="float" office:value="0.00000201047619047619" calcext:value-type="float">
            <text:p>2,01047619047619E-06</text:p>
          </table:table-cell>
          <table:table-cell/>
          <table:table-cell table:formula="of:=LN([.B8])" office:value-type="float" office:value="4.65396035015752" calcext:value-type="float">
            <text:p>4,65396035015752</text:p>
          </table:table-cell>
          <table:table-cell/>
          <table:table-cell table:formula="of:=[.C8]*EXP([.$P$27]*[.B8])" office:value-type="float" office:value="0.0000967187093831102" calcext:value-type="float">
            <text:p>9,67187093831102E-05</text:p>
          </table:table-cell>
          <table:table-cell table:formula="of:=LN([.P8])" office:value-type="float" office:value="-9.24370369559385" calcext:value-type="float">
            <text:p>-9,24370369559385</text:p>
          </table:table-cell>
          <table:table-cell table:number-columns-repeated="5"/>
        </table:table-row>
        <table:table-row table:style-name="ro1">
          <table:table-cell office:value-type="float" office:value="212.7" calcext:value-type="float">
            <text:p>212,7</text:p>
          </table:table-cell>
          <table:table-cell table:formula="of:=[.B8]+15" office:value-type="float" office:value="120" calcext:value-type="float">
            <text:p>120</text:p>
          </table:table-cell>
          <table:table-cell table:formula="of:=[.A9]/1000000" office:value-type="float" office:value="0.0002127" calcext:value-type="float">
            <text:p>0,0002127</text:p>
          </table:table-cell>
          <table:table-cell table:formula="of:=[.C9]/0.0002137" office:value-type="float" office:value="0.995320542817033" calcext:value-type="float">
            <text:p>0,995320542817033</text:p>
          </table:table-cell>
          <table:table-cell table:formula="of:=1-[.D9]" office:value-type="float" office:value="0.00467945718296681" calcext:value-type="float">
            <text:p>0,004679457182967</text:p>
          </table:table-cell>
          <table:table-cell table:formula="of:=LN([.E9])" office:value-type="float" office:value="-5.3645731623251" calcext:value-type="float">
            <text:p>-5,3645731623251</text:p>
          </table:table-cell>
          <table:table-cell table:formula="of:=LN(1-([.$C9]/MAX([.$C$1:.$C$25])))" office:value-type="float" office:value="-5.3645731623251" calcext:value-type="float">
            <text:p>-5,3645731623251</text:p>
          </table:table-cell>
          <table:table-cell table:formula="of:=[.F9]/-[.B9]" office:value-type="float" office:value="0.0447047763527091" calcext:value-type="float">
            <text:p>0,044704776352709</text:p>
          </table:table-cell>
          <table:table-cell/>
          <table:table-cell table:formula="of:=MAX([.C9:.C33])/((MAX([.C9:.C33])-[.C9])*[.B9])" office:value-type="float" office:value="1.78083333333334" calcext:value-type="float">
            <text:p>1,78083333333334</text:p>
          </table:table-cell>
          <table:table-cell/>
          <table:table-cell table:formula="of:=[.C9]/[.B9]" office:value-type="float" office:value="0.0000017725" calcext:value-type="float">
            <text:p>1,7725E-06</text:p>
          </table:table-cell>
          <table:table-cell/>
          <table:table-cell table:formula="of:=LN([.B9])" office:value-type="float" office:value="4.78749174278205" calcext:value-type="float">
            <text:p>4,78749174278205</text:p>
          </table:table-cell>
          <table:table-cell/>
          <table:table-cell table:formula="of:=[.C9]*EXP([.$P$27]*[.B9])" office:value-type="float" office:value="0.0000871694604244526" calcext:value-type="float">
            <text:p>8,71694604244526E-05</text:p>
          </table:table-cell>
          <table:table-cell table:formula="of:=LN([.P9])" office:value-type="float" office:value="-9.34765651288248" calcext:value-type="float">
            <text:p>-9,34765651288248</text:p>
          </table:table-cell>
          <table:table-cell table:number-columns-repeated="5"/>
        </table:table-row>
        <table:table-row table:style-name="ro1">
          <table:table-cell office:value-type="float" office:value="212.2" calcext:value-type="float">
            <text:p>212,2</text:p>
          </table:table-cell>
          <table:table-cell table:formula="of:=[.B9]+15" office:value-type="float" office:value="135" calcext:value-type="float">
            <text:p>135</text:p>
          </table:table-cell>
          <table:table-cell table:formula="of:=[.A10]/1000000" office:value-type="float" office:value="0.0002122" calcext:value-type="float">
            <text:p>0,0002122</text:p>
          </table:table-cell>
          <table:table-cell table:formula="of:=[.C10]/0.0002137" office:value-type="float" office:value="0.99298081422555" calcext:value-type="float">
            <text:p>0,99298081422555</text:p>
          </table:table-cell>
          <table:table-cell table:formula="of:=1-[.D10]" office:value-type="float" office:value="0.00701918577445015" calcext:value-type="float">
            <text:p>0,00701918577445</text:p>
          </table:table-cell>
          <table:table-cell table:formula="of:=LN([.E10])" office:value-type="float" office:value="-4.95910805421694" calcext:value-type="float">
            <text:p>-4,95910805421694</text:p>
          </table:table-cell>
          <table:table-cell table:formula="of:=LN(1-([.$C10]/MAX([.$C$1:.$C$25])))" office:value-type="float" office:value="-4.95910805421694" calcext:value-type="float">
            <text:p>-4,95910805421694</text:p>
          </table:table-cell>
          <table:table-cell table:formula="of:=[.F10]/-[.B10]" office:value-type="float" office:value="0.0367341337349403" calcext:value-type="float">
            <text:p>0,03673413373494</text:p>
          </table:table-cell>
          <table:table-cell/>
          <table:table-cell table:formula="of:=MAX([.C10:.C34])/((MAX([.C10:.C34])-[.C10])*[.B10])" office:value-type="float" office:value="1.0553086419753" calcext:value-type="float">
            <text:p>1,0553086419753</text:p>
          </table:table-cell>
          <table:table-cell/>
          <table:table-cell table:formula="of:=[.C10]/[.B10]" office:value-type="float" office:value="0.00000157185185185185" calcext:value-type="float">
            <text:p>1,57185185185185E-06</text:p>
          </table:table-cell>
          <table:table-cell/>
          <table:table-cell table:formula="of:=LN([.B10])" office:value-type="float" office:value="4.90527477843843" calcext:value-type="float">
            <text:p>4,90527477843843</text:p>
          </table:table-cell>
          <table:table-cell/>
          <table:table-cell table:formula="of:=[.C10]*EXP([.$P$27]*[.B10])" office:value-type="float" office:value="0.0000777887612971687" calcext:value-type="float">
            <text:p>7,77887612971687E-05</text:p>
          </table:table-cell>
          <table:table-cell table:formula="of:=LN([.P10])" office:value-type="float" office:value="-9.46151359354934" calcext:value-type="float">
            <text:p>-9,46151359354934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10]+15" office:value-type="float" office:value="150" calcext:value-type="float">
            <text:p>150</text:p>
          </table:table-cell>
          <table:table-cell table:formula="of:=[.A11]/1000000" office:value-type="float" office:value="0.000212" calcext:value-type="float">
            <text:p>0,000212</text:p>
          </table:table-cell>
          <table:table-cell table:formula="of:=[.C11]/0.0002137" office:value-type="float" office:value="0.992044922788956" calcext:value-type="float">
            <text:p>0,992044922788956</text:p>
          </table:table-cell>
          <table:table-cell table:formula="of:=1-[.D11]" office:value-type="float" office:value="0.00795507721104349" calcext:value-type="float">
            <text:p>0,007955077211044</text:p>
          </table:table-cell>
          <table:table-cell table:formula="of:=LN([.E11])" office:value-type="float" office:value="-4.83394491126294" calcext:value-type="float">
            <text:p>-4,83394491126294</text:p>
          </table:table-cell>
          <table:table-cell table:formula="of:=LN(1-([.$C11]/MAX([.$C$1:.$C$25])))" office:value-type="float" office:value="-4.83394491126294" calcext:value-type="float">
            <text:p>-4,83394491126294</text:p>
          </table:table-cell>
          <table:table-cell table:formula="of:=[.F11]/-[.B11]" office:value-type="float" office:value="0.0322262994084196" calcext:value-type="float">
            <text:p>0,03222629940842</text:p>
          </table:table-cell>
          <table:table-cell/>
          <table:table-cell table:formula="of:=MAX([.C11:.C35])/((MAX([.C11:.C35])-[.C11])*[.B11])" office:value-type="float" office:value="0.838039215686281" calcext:value-type="float">
            <text:p>0,838039215686281</text:p>
          </table:table-cell>
          <table:table-cell/>
          <table:table-cell table:formula="of:=[.C11]/[.B11]" office:value-type="float" office:value="0.00000141333333333333" calcext:value-type="float">
            <text:p>1,41333333333333E-06</text:p>
          </table:table-cell>
          <table:table-cell/>
          <table:table-cell table:formula="of:=LN([.B11])" office:value-type="float" office:value="5.01063529409626" calcext:value-type="float">
            <text:p>5,01063529409626</text:p>
          </table:table-cell>
          <table:table-cell/>
          <table:table-cell table:formula="of:=[.C11]*EXP([.$P$27]*[.B11])" office:value-type="float" office:value="0.0000695155471995562" calcext:value-type="float">
            <text:p>6,95155471995562E-05</text:p>
          </table:table-cell>
          <table:table-cell table:formula="of:=LN([.P11])" office:value-type="float" office:value="-9.57396012969776" calcext:value-type="float">
            <text:p>-9,573960129697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,8</text:p>
          </table:table-cell>
          <table:table-cell office:value-type="float" office:value="2.19" calcext:value-type="float">
            <text:p>2,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2.8" calcext:value-type="float">
            <text:p>212,8</text:p>
          </table:table-cell>
          <table:table-cell table:formula="of:=[.B11]+15" office:value-type="float" office:value="165" calcext:value-type="float">
            <text:p>165</text:p>
          </table:table-cell>
          <table:table-cell table:formula="of:=[.A12]/1000000" office:value-type="float" office:value="0.0002128" calcext:value-type="float">
            <text:p>0,0002128</text:p>
          </table:table-cell>
          <table:table-cell table:formula="of:=[.C12]/0.0002137" office:value-type="float" office:value="0.99578848853533" calcext:value-type="float">
            <text:p>0,99578848853533</text:p>
          </table:table-cell>
          <table:table-cell table:formula="of:=1-[.D12]" office:value-type="float" office:value="0.00421151146466992" calcext:value-type="float">
            <text:p>0,00421151146467</text:p>
          </table:table-cell>
          <table:table-cell table:formula="of:=LN([.E12])" office:value-type="float" office:value="-5.46993367798297" calcext:value-type="float">
            <text:p>-5,46993367798297</text:p>
          </table:table-cell>
          <table:table-cell table:formula="of:=LN(1-([.$C12]/MAX([.$C$1:.$C$25])))" office:value-type="float" office:value="-5.46993367798297" calcext:value-type="float">
            <text:p>-5,46993367798297</text:p>
          </table:table-cell>
          <table:table-cell table:formula="of:=[.F12]/-[.B12]" office:value-type="float" office:value="0.0331511131998968" calcext:value-type="float">
            <text:p>0,033151113199897</text:p>
          </table:table-cell>
          <table:table-cell/>
          <table:table-cell table:formula="of:=MAX([.C12:.C36])/((MAX([.C12:.C36])-[.C12])*[.B12])" office:value-type="float" office:value="1.43905723905729" calcext:value-type="float">
            <text:p>1,43905723905729</text:p>
          </table:table-cell>
          <table:table-cell/>
          <table:table-cell table:formula="of:=[.C12]/[.B12]" office:value-type="float" office:value="0.00000128969696969697" calcext:value-type="float">
            <text:p>1,28969696969697E-06</text:p>
          </table:table-cell>
          <table:table-cell/>
          <table:table-cell table:formula="of:=LN([.B12])" office:value-type="float" office:value="5.10594547390058" calcext:value-type="float">
            <text:p>5,10594547390058</text:p>
          </table:table-cell>
          <table:table-cell/>
          <table:table-cell table:formula="of:=[.C12]*EXP([.$P$27]*[.B12])" office:value-type="float" office:value="0.0000624154803051476" calcext:value-type="float">
            <text:p>6,24154803051476E-05</text:p>
          </table:table-cell>
          <table:table-cell table:formula="of:=LN([.P12])" office:value-type="float" office:value="-9.68169723154283" calcext:value-type="float">
            <text:p>-9,681697231542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,2</text:p>
          </table:table-cell>
          <table:table-cell office:value-type="float" office:value="1.48" calcext:value-type="float">
            <text:p>1,4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12]+15" office:value-type="float" office:value="180" calcext:value-type="float">
            <text:p>180</text:p>
          </table:table-cell>
          <table:table-cell table:formula="of:=[.A13]/1000000" office:value-type="float" office:value="0.000212" calcext:value-type="float">
            <text:p>0,000212</text:p>
          </table:table-cell>
          <table:table-cell table:formula="of:=[.C13]/0.0002137" office:value-type="float" office:value="0.992044922788956" calcext:value-type="float">
            <text:p>0,992044922788956</text:p>
          </table:table-cell>
          <table:table-cell table:formula="of:=1-[.D13]" office:value-type="float" office:value="0.00795507721104349" calcext:value-type="float">
            <text:p>0,007955077211044</text:p>
          </table:table-cell>
          <table:table-cell table:formula="of:=LN([.E13])" office:value-type="float" office:value="-4.83394491126294" calcext:value-type="float">
            <text:p>-4,83394491126294</text:p>
          </table:table-cell>
          <table:table-cell table:formula="of:=LN(1-([.$C13]/MAX([.$C$1:.$C$25])))" office:value-type="float" office:value="-4.83394491126294" calcext:value-type="float">
            <text:p>-4,83394491126294</text:p>
          </table:table-cell>
          <table:table-cell table:formula="of:=[.F13]/-[.B13]" office:value-type="float" office:value="0.0268552495070163" calcext:value-type="float">
            <text:p>0,026855249507016</text:p>
          </table:table-cell>
          <table:table-cell/>
          <table:table-cell table:formula="of:=MAX([.C13:.C37])/((MAX([.C13:.C37])-[.C13])*[.B13])" office:value-type="float" office:value="0.698366013071901" calcext:value-type="float">
            <text:p>0,698366013071901</text:p>
          </table:table-cell>
          <table:table-cell/>
          <table:table-cell table:formula="of:=[.C13]/[.B13]" office:value-type="float" office:value="0.00000117777777777778" calcext:value-type="float">
            <text:p>1,17777777777778E-06</text:p>
          </table:table-cell>
          <table:table-cell/>
          <table:table-cell table:formula="of:=LN([.B13])" office:value-type="float" office:value="5.19295685089021" calcext:value-type="float">
            <text:p>5,19295685089021</text:p>
          </table:table-cell>
          <table:table-cell/>
          <table:table-cell table:formula="of:=[.C13]*EXP([.$P$27]*[.B13])" office:value-type="float" office:value="0.0000556200228141937" calcext:value-type="float">
            <text:p>5,56200228141937E-05</text:p>
          </table:table-cell>
          <table:table-cell table:formula="of:=LN([.P13])" office:value-type="float" office:value="-9.79696729897886" calcext:value-type="float">
            <text:p>-9,796967298978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office:value-type="float" office:value="1.1" calcext:value-type="float">
            <text:p>1,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12.1" calcext:value-type="float">
            <text:p>212,1</text:p>
          </table:table-cell>
          <table:table-cell table:formula="of:=[.B13]+15" office:value-type="float" office:value="195" calcext:value-type="float">
            <text:p>195</text:p>
          </table:table-cell>
          <table:table-cell table:formula="of:=[.A14]/1000000" office:value-type="float" office:value="0.0002121" calcext:value-type="float">
            <text:p>0,0002121</text:p>
          </table:table-cell>
          <table:table-cell table:formula="of:=[.C14]/0.0002137" office:value-type="float" office:value="0.992512868507253" calcext:value-type="float">
            <text:p>0,992512868507253</text:p>
          </table:table-cell>
          <table:table-cell table:formula="of:=1-[.D14]" office:value-type="float" office:value="0.00748713149274682" calcext:value-type="float">
            <text:p>0,007487131492747</text:p>
          </table:table-cell>
          <table:table-cell table:formula="of:=LN([.E14])" office:value-type="float" office:value="-4.89456953307937" calcext:value-type="float">
            <text:p>-4,89456953307937</text:p>
          </table:table-cell>
          <table:table-cell table:formula="of:=LN(1-([.$C14]/MAX([.$C$1:.$C$25])))" office:value-type="float" office:value="-4.89456953307937" calcext:value-type="float">
            <text:p>-4,89456953307937</text:p>
          </table:table-cell>
          <table:table-cell table:formula="of:=[.F14]/-[.B14]" office:value-type="float" office:value="0.0251003565798942" calcext:value-type="float">
            <text:p>0,025100356579894</text:p>
          </table:table-cell>
          <table:table-cell/>
          <table:table-cell table:formula="of:=MAX([.C14:.C38])/((MAX([.C14:.C38])-[.C14])*[.B14])" office:value-type="float" office:value="0.684935897435904" calcext:value-type="float">
            <text:p>0,684935897435904</text:p>
          </table:table-cell>
          <table:table-cell/>
          <table:table-cell table:formula="of:=[.C14]/[.B14]" office:value-type="float" office:value="0.00000108769230769231" calcext:value-type="float">
            <text:p>1,08769230769231E-06</text:p>
          </table:table-cell>
          <table:table-cell/>
          <table:table-cell table:formula="of:=LN([.B14])" office:value-type="float" office:value="5.27299955856375" calcext:value-type="float">
            <text:p>5,27299955856375</text:p>
          </table:table-cell>
          <table:table-cell/>
          <table:table-cell table:formula="of:=[.C14]*EXP([.$P$27]*[.B14])" office:value-type="float" office:value="0.0000497749209221832" calcext:value-type="float">
            <text:p>4,97749209221832E-05</text:p>
          </table:table-cell>
          <table:table-cell table:formula="of:=LN([.P14])" office:value-type="float" office:value="-9.90799929672079" calcext:value-type="float">
            <text:p>-9,90799929672079</text:p>
          </table:table-cell>
          <table:table-cell table:number-columns-repeated="5"/>
        </table:table-row>
        <table:table-row table:style-name="ro1">
          <table:table-cell office:value-type="float" office:value="213.2" calcext:value-type="float">
            <text:p>213,2</text:p>
          </table:table-cell>
          <table:table-cell table:formula="of:=[.B14]+15" office:value-type="float" office:value="210" calcext:value-type="float">
            <text:p>210</text:p>
          </table:table-cell>
          <table:table-cell table:formula="of:=[.A15]/1000000" office:value-type="float" office:value="0.0002132" calcext:value-type="float">
            <text:p>0,0002132</text:p>
          </table:table-cell>
          <table:table-cell table:formula="of:=[.C15]/0.0002137" office:value-type="float" office:value="0.997660271408516" calcext:value-type="float">
            <text:p>0,997660271408516</text:p>
          </table:table-cell>
          <table:table-cell table:formula="of:=1-[.D15]" office:value-type="float" office:value="0.00233972859148346" calcext:value-type="float">
            <text:p>0,002339728591483</text:p>
          </table:table-cell>
          <table:table-cell table:formula="of:=LN([.E15])" office:value-type="float" office:value="-6.05772034288502" calcext:value-type="float">
            <text:p>-6,05772034288502</text:p>
          </table:table-cell>
          <table:table-cell table:formula="of:=LN(1-([.$C15]/MAX([.$C$1:.$C$25])))" office:value-type="float" office:value="-6.05772034288502" calcext:value-type="float">
            <text:p>-6,05772034288502</text:p>
          </table:table-cell>
          <table:table-cell table:formula="of:=[.F15]/-[.B15]" office:value-type="float" office:value="0.0288462873470715" calcext:value-type="float">
            <text:p>0,028846287347072</text:p>
          </table:table-cell>
          <table:table-cell/>
          <table:table-cell table:formula="of:=MAX([.C15:.C39])/((MAX([.C15:.C39])-[.C15])*[.B15])" office:value-type="float" office:value="2.03523809523805" calcext:value-type="float">
            <text:p>2,03523809523805</text:p>
          </table:table-cell>
          <table:table-cell/>
          <table:table-cell table:formula="of:=[.C15]/[.B15]" office:value-type="float" office:value="0.0000010152380952381" calcext:value-type="float">
            <text:p>1,0152380952381E-06</text:p>
          </table:table-cell>
          <table:table-cell/>
          <table:table-cell table:formula="of:=LN([.B15])" office:value-type="float" office:value="5.34710753071747" calcext:value-type="float">
            <text:p>5,34710753071747</text:p>
          </table:table-cell>
          <table:table-cell/>
          <table:table-cell table:formula="of:=[.C15]*EXP([.$P$27]*[.B15])" office:value-type="float" office:value="0.0000447539857289769" calcext:value-type="float">
            <text:p>4,47539857289769E-05</text:p>
          </table:table-cell>
          <table:table-cell table:formula="of:=LN([.P15])" office:value-type="float" office:value="-10.0143300506403" calcext:value-type="float">
            <text:p>-10,0143300506403</text:p>
          </table:table-cell>
          <table:table-cell table:number-columns-repeated="5"/>
        </table:table-row>
        <table:table-row table:style-name="ro1">
          <table:table-cell office:value-type="float" office:value="212.7" calcext:value-type="float">
            <text:p>212,7</text:p>
          </table:table-cell>
          <table:table-cell table:formula="of:=[.B15]+15" office:value-type="float" office:value="225" calcext:value-type="float">
            <text:p>225</text:p>
          </table:table-cell>
          <table:table-cell table:formula="of:=[.A16]/1000000" office:value-type="float" office:value="0.0002127" calcext:value-type="float">
            <text:p>0,0002127</text:p>
          </table:table-cell>
          <table:table-cell table:formula="of:=[.C16]/0.0002137" office:value-type="float" office:value="0.995320542817033" calcext:value-type="float">
            <text:p>0,995320542817033</text:p>
          </table:table-cell>
          <table:table-cell table:formula="of:=1-[.D16]" office:value-type="float" office:value="0.00467945718296681" calcext:value-type="float">
            <text:p>0,004679457182967</text:p>
          </table:table-cell>
          <table:table-cell table:formula="of:=LN([.E16])" office:value-type="float" office:value="-5.3645731623251" calcext:value-type="float">
            <text:p>-5,3645731623251</text:p>
          </table:table-cell>
          <table:table-cell table:formula="of:=LN(1-([.$C16]/MAX([.$C$1:.$C$25])))" office:value-type="float" office:value="-5.3645731623251" calcext:value-type="float">
            <text:p>-5,3645731623251</text:p>
          </table:table-cell>
          <table:table-cell table:formula="of:=[.F16]/-[.B16]" office:value-type="float" office:value="0.0238425473881115" calcext:value-type="float">
            <text:p>0,023842547388112</text:p>
          </table:table-cell>
          <table:table-cell/>
          <table:table-cell table:formula="of:=MAX([.C16:.C40])/((MAX([.C16:.C40])-[.C16])*[.B16])" office:value-type="float" office:value="0.94977777777778" calcext:value-type="float">
            <text:p>0,94977777777778</text:p>
          </table:table-cell>
          <table:table-cell/>
          <table:table-cell table:formula="of:=[.C16]/[.B16]" office:value-type="float" office:value="0.000000945333333333333" calcext:value-type="float">
            <text:p>9,45333333333333E-07</text:p>
          </table:table-cell>
          <table:table-cell/>
          <table:table-cell table:formula="of:=LN([.B16])" office:value-type="float" office:value="5.41610040220442" calcext:value-type="float">
            <text:p>5,41610040220442</text:p>
          </table:table-cell>
          <table:table-cell/>
          <table:table-cell table:formula="of:=[.C16]*EXP([.$P$27]*[.B16])" office:value-type="float" office:value="0.0000399380279956189" calcext:value-type="float">
            <text:p>3,99380279956189E-05</text:p>
          </table:table-cell>
          <table:table-cell table:formula="of:=LN([.P16])" office:value-type="float" office:value="-10.1281816053663" calcext:value-type="float">
            <text:p>-10,1281816053663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16]+15" office:value-type="float" office:value="240" calcext:value-type="float">
            <text:p>240</text:p>
          </table:table-cell>
          <table:table-cell table:formula="of:=[.A17]/1000000" office:value-type="float" office:value="0.000212" calcext:value-type="float">
            <text:p>0,000212</text:p>
          </table:table-cell>
          <table:table-cell table:formula="of:=[.C17]/0.0002137" office:value-type="float" office:value="0.992044922788956" calcext:value-type="float">
            <text:p>0,992044922788956</text:p>
          </table:table-cell>
          <table:table-cell table:formula="of:=1-[.D17]" office:value-type="float" office:value="0.00795507721104349" calcext:value-type="float">
            <text:p>0,007955077211044</text:p>
          </table:table-cell>
          <table:table-cell table:formula="of:=LN([.E17])" office:value-type="float" office:value="-4.83394491126294" calcext:value-type="float">
            <text:p>-4,83394491126294</text:p>
          </table:table-cell>
          <table:table-cell table:formula="of:=LN(1-([.$C17]/MAX([.$C$1:.$C$25])))" office:value-type="float" office:value="-4.83394491126294" calcext:value-type="float">
            <text:p>-4,83394491126294</text:p>
          </table:table-cell>
          <table:table-cell table:formula="of:=[.F17]/-[.B17]" office:value-type="float" office:value="0.0201414371302622" calcext:value-type="float">
            <text:p>0,020141437130262</text:p>
          </table:table-cell>
          <table:table-cell/>
          <table:table-cell table:formula="of:=MAX([.C17:.C41])/((MAX([.C17:.C41])-[.C17])*[.B17])" office:value-type="float" office:value="0.523774509803925" calcext:value-type="float">
            <text:p>0,523774509803925</text:p>
          </table:table-cell>
          <table:table-cell/>
          <table:table-cell table:formula="of:=[.C17]/[.B17]" office:value-type="float" office:value="0.000000883333333333333" calcext:value-type="float">
            <text:p>8,83333333333333E-07</text:p>
          </table:table-cell>
          <table:table-cell/>
          <table:table-cell table:formula="of:=LN([.B17])" office:value-type="float" office:value="5.48063892334199" calcext:value-type="float">
            <text:p>5,48063892334199</text:p>
          </table:table-cell>
          <table:table-cell/>
          <table:table-cell table:formula="of:=[.C17]*EXP([.$P$27]*[.B17])" office:value-type="float" office:value="0.0000356065254573051" calcext:value-type="float">
            <text:p>3,56065254573051E-05</text:p>
          </table:table-cell>
          <table:table-cell table:formula="of:=LN([.P17])" office:value-type="float" office:value="-10.2429816375411" calcext:value-type="float">
            <text:p>-10,2429816375411</text:p>
          </table:table-cell>
          <table:table-cell table:number-columns-repeated="5"/>
        </table:table-row>
        <table:table-row table:style-name="ro1">
          <table:table-cell office:value-type="float" office:value="213.7" calcext:value-type="float">
            <text:p>213,7</text:p>
          </table:table-cell>
          <table:table-cell table:formula="of:=[.B17]+15" office:value-type="float" office:value="255" calcext:value-type="float">
            <text:p>255</text:p>
          </table:table-cell>
          <table:table-cell table:formula="of:=[.A18]/1000000" office:value-type="float" office:value="0.0002137" calcext:value-type="float">
            <text:p>0,0002137</text:p>
          </table:table-cell>
          <table:table-cell table:formula="of:=[.C18]/0.0002137" office:value-type="float" office:value="1" calcext:value-type="float">
            <text:p>1</text:p>
          </table:table-cell>
          <table:table-cell table:formula="of:=1-[.D18]" office:value-type="float" office:value="0" calcext:value-type="float">
            <text:p>0</text:p>
          </table:table-cell>
          <table:table-cell table:formula="of:=LN([.E18])" office:value-type="string" office:string-value="" calcext:value-type="error">
            <text:p>Fehler:502</text:p>
          </table:table-cell>
          <table:table-cell table:formula="of:=LN(1-([.$C18]/MAX([.$C$1:.$C$25])))" office:value-type="string" office:string-value="" calcext:value-type="error">
            <text:p>Fehler:502</text:p>
          </table:table-cell>
          <table:table-cell table:formula="of:=[.F18]/-[.B18]" office:value-type="string" office:string-value="" calcext:value-type="error">
            <text:p>Fehler:502</text:p>
          </table:table-cell>
          <table:table-cell/>
          <table:table-cell table:formula="of:=MAX([.C18:.C42])/((MAX([.C18:.C42])-[.C18])*[.B18])" office:value-type="string" office:string-value="" calcext:value-type="error">
            <text:p>#DIV/0!</text:p>
          </table:table-cell>
          <table:table-cell/>
          <table:table-cell table:formula="of:=[.C18]/[.B18]" office:value-type="float" office:value="0.000000838039215686275" calcext:value-type="float">
            <text:p>8,38039215686275E-07</text:p>
          </table:table-cell>
          <table:table-cell/>
          <table:table-cell table:formula="of:=LN([.B18])" office:value-type="float" office:value="5.54126354515843" calcext:value-type="float">
            <text:p>5,54126354515843</text:p>
          </table:table-cell>
          <table:table-cell/>
          <table:table-cell table:formula="of:=[.C18]*EXP([.$P$27]*[.B18])" office:value-type="float" office:value="0.0000321050141965047" calcext:value-type="float">
            <text:p>3,21050141965047E-05</text:p>
          </table:table-cell>
          <table:table-cell table:formula="of:=LN([.P18])" office:value-type="float" office:value="-10.3464983345285" calcext:value-type="float">
            <text:p>-10,3464983345285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18]+15" office:value-type="float" office:value="270" calcext:value-type="float">
            <text:p>270</text:p>
          </table:table-cell>
          <table:table-cell table:formula="of:=[.A19]/1000000" office:value-type="float" office:value="0.000212" calcext:value-type="float">
            <text:p>0,000212</text:p>
          </table:table-cell>
          <table:table-cell table:formula="of:=[.C19]/0.0002137" office:value-type="float" office:value="0.992044922788956" calcext:value-type="float">
            <text:p>0,992044922788956</text:p>
          </table:table-cell>
          <table:table-cell table:formula="of:=1-[.D19]" office:value-type="float" office:value="0.00795507721104349" calcext:value-type="float">
            <text:p>0,007955077211044</text:p>
          </table:table-cell>
          <table:table-cell table:formula="of:=LN([.E19])" office:value-type="float" office:value="-4.83394491126294" calcext:value-type="float">
            <text:p>-4,83394491126294</text:p>
          </table:table-cell>
          <table:table-cell table:formula="of:=LN(1-([.$C19]/MAX([.$C$1:.$C$25])))" office:value-type="float" office:value="-4.83394491126294" calcext:value-type="float">
            <text:p>-4,83394491126294</text:p>
          </table:table-cell>
          <table:table-cell table:formula="of:=[.F19]/-[.B19]" office:value-type="float" office:value="0.0179034996713442" calcext:value-type="float">
            <text:p>0,017903499671344</text:p>
          </table:table-cell>
          <table:table-cell/>
          <table:table-cell table:formula="of:=MAX([.C19:.C43])/((MAX([.C19:.C43])-[.C19])*[.B19])" office:value-type="float" office:value="0.465577342047934" calcext:value-type="float">
            <text:p>0,465577342047934</text:p>
          </table:table-cell>
          <table:table-cell/>
          <table:table-cell table:formula="of:=[.C19]/[.B19]" office:value-type="float" office:value="0.000000785185185185185" calcext:value-type="float">
            <text:p>7,85185185185185E-07</text:p>
          </table:table-cell>
          <table:table-cell/>
          <table:table-cell table:formula="of:=LN([.B19])" office:value-type="float" office:value="5.59842195899838" calcext:value-type="float">
            <text:p>5,59842195899838</text:p>
          </table:table-cell>
          <table:table-cell/>
          <table:table-cell table:formula="of:=[.C19]*EXP([.$P$27]*[.B19])" office:value-type="float" office:value="0.0000284891055030366" calcext:value-type="float">
            <text:p>2,84891055030366E-05</text:p>
          </table:table-cell>
          <table:table-cell table:formula="of:=LN([.P19])" office:value-type="float" office:value="-10.4659888068222" calcext:value-type="float">
            <text:p>-10,4659888068222</text:p>
          </table:table-cell>
          <table:table-cell table:number-columns-repeated="5"/>
        </table:table-row>
        <table:table-row table:style-name="ro1">
          <table:table-cell office:value-type="float" office:value="213.7" calcext:value-type="float">
            <text:p>213,7</text:p>
          </table:table-cell>
          <table:table-cell table:formula="of:=[.B19]+15" office:value-type="float" office:value="285" calcext:value-type="float">
            <text:p>285</text:p>
          </table:table-cell>
          <table:table-cell table:formula="of:=[.A20]/1000000" office:value-type="float" office:value="0.0002137" calcext:value-type="float">
            <text:p>0,0002137</text:p>
          </table:table-cell>
          <table:table-cell table:formula="of:=[.C20]/0.0002137" office:value-type="float" office:value="1" calcext:value-type="float">
            <text:p>1</text:p>
          </table:table-cell>
          <table:table-cell table:formula="of:=1-[.D20]" office:value-type="float" office:value="0" calcext:value-type="float">
            <text:p>0</text:p>
          </table:table-cell>
          <table:table-cell table:formula="of:=LN([.E20])" office:value-type="string" office:string-value="" calcext:value-type="error">
            <text:p>Fehler:502</text:p>
          </table:table-cell>
          <table:table-cell table:formula="of:=LN(1-([.$C20]/MAX([.$C$1:.$C$25])))" office:value-type="string" office:string-value="" calcext:value-type="error">
            <text:p>Fehler:502</text:p>
          </table:table-cell>
          <table:table-cell table:formula="of:=[.F20]/-[.B20]" office:value-type="string" office:string-value="" calcext:value-type="error">
            <text:p>Fehler:502</text:p>
          </table:table-cell>
          <table:table-cell/>
          <table:table-cell table:formula="of:=MAX([.C20:.C44])/((MAX([.C20:.C44])-[.C20])*[.B20])" office:value-type="string" office:string-value="" calcext:value-type="error">
            <text:p>#DIV/0!</text:p>
          </table:table-cell>
          <table:table-cell/>
          <table:table-cell table:formula="of:=[.C20]/[.B20]" office:value-type="float" office:value="0.000000749824561403509" calcext:value-type="float">
            <text:p>7,49824561403509E-07</text:p>
          </table:table-cell>
          <table:table-cell/>
          <table:table-cell table:formula="of:=LN([.B20])" office:value-type="float" office:value="5.65248918026865" calcext:value-type="float">
            <text:p>5,65248918026865</text:p>
          </table:table-cell>
          <table:table-cell/>
          <table:table-cell table:formula="of:=[.C20]*EXP([.$P$27]*[.B20])" office:value-type="float" office:value="0.000025687514433764" calcext:value-type="float">
            <text:p>2,5687514433764E-05</text:p>
          </table:table-cell>
          <table:table-cell table:formula="of:=LN([.P20])" office:value-type="float" office:value="-10.5695055038096" calcext:value-type="float">
            <text:p>-10,5695055038096</text:p>
          </table:table-cell>
          <table:table-cell table:number-columns-repeated="5"/>
        </table:table-row>
        <table:table-row table:style-name="ro1">
          <table:table-cell office:value-type="float" office:value="212.6" calcext:value-type="float">
            <text:p>212,6</text:p>
          </table:table-cell>
          <table:table-cell table:formula="of:=[.B20]+15" office:value-type="float" office:value="300" calcext:value-type="float">
            <text:p>300</text:p>
          </table:table-cell>
          <table:table-cell table:formula="of:=[.A21]/1000000" office:value-type="float" office:value="0.0002126" calcext:value-type="float">
            <text:p>0,0002126</text:p>
          </table:table-cell>
          <table:table-cell table:formula="of:=[.C21]/0.0002137" office:value-type="float" office:value="0.994852597098737" calcext:value-type="float">
            <text:p>0,994852597098737</text:p>
          </table:table-cell>
          <table:table-cell table:formula="of:=1-[.D21]" office:value-type="float" office:value="0.00514740290126348" calcext:value-type="float">
            <text:p>0,005147402901263</text:p>
          </table:table-cell>
          <table:table-cell table:formula="of:=LN([.E21])" office:value-type="float" office:value="-5.26926298252077" calcext:value-type="float">
            <text:p>-5,26926298252077</text:p>
          </table:table-cell>
          <table:table-cell table:formula="of:=LN(1-([.$C21]/MAX([.$C$1:.$C$25])))" office:value-type="float" office:value="-5.26926298252077" calcext:value-type="float">
            <text:p>-5,26926298252077</text:p>
          </table:table-cell>
          <table:table-cell table:formula="of:=[.F21]/-[.B21]" office:value-type="float" office:value="0.0175642099417359" calcext:value-type="float">
            <text:p>0,017564209941736</text:p>
          </table:table-cell>
          <table:table-cell/>
          <table:table-cell table:formula="of:=MAX([.C21:.C45])/((MAX([.C21:.C45])-[.C21])*[.B21])" office:value-type="float" office:value="1.18444444444447" calcext:value-type="float">
            <text:p>1,18444444444447</text:p>
          </table:table-cell>
          <table:table-cell/>
          <table:table-cell table:formula="of:=[.C21]/[.B21]" office:value-type="float" office:value="0.000000708666666666667" calcext:value-type="float">
            <text:p>7,08666666666667E-07</text:p>
          </table:table-cell>
          <table:table-cell/>
          <table:table-cell table:formula="of:=LN([.B21])" office:value-type="float" office:value="5.7037824746562" calcext:value-type="float">
            <text:p>5,7037824746562</text:p>
          </table:table-cell>
          <table:table-cell/>
          <table:table-cell table:formula="of:=[.C21]*EXP([.$P$27]*[.B21])" office:value-type="float" office:value="0.0000228589053689405" calcext:value-type="float">
            <text:p>2,28589053689405E-05</text:p>
          </table:table-cell>
          <table:table-cell table:formula="of:=LN([.P21])" office:value-type="float" office:value="-10.6861697848674" calcext:value-type="float">
            <text:p>-10,6861697848674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]+15" office:value-type="float" office:value="315" calcext:value-type="float">
            <text:p>315</text:p>
          </table:table-cell>
          <table:table-cell table:formula="of:=[.A22]/1000000" office:value-type="float" office:value="0.000212" calcext:value-type="float">
            <text:p>0,000212</text:p>
          </table:table-cell>
          <table:table-cell table:formula="of:=[.C22]/0.0002137" office:value-type="float" office:value="0.992044922788956" calcext:value-type="float">
            <text:p>0,992044922788956</text:p>
          </table:table-cell>
          <table:table-cell table:formula="of:=1-[.D22]" office:value-type="float" office:value="0.00795507721104349" calcext:value-type="float">
            <text:p>0,007955077211044</text:p>
          </table:table-cell>
          <table:table-cell table:formula="of:=LN([.E22])" office:value-type="float" office:value="-4.83394491126294" calcext:value-type="float">
            <text:p>-4,83394491126294</text:p>
          </table:table-cell>
          <table:table-cell table:formula="of:=LN(1-([.$C22]/MAX([.$C$1:.$C$25])))" office:value-type="float" office:value="-4.83394491126294" calcext:value-type="float">
            <text:p>-4,83394491126294</text:p>
          </table:table-cell>
          <table:table-cell table:formula="of:=[.F22]/-[.B22]" office:value-type="float" office:value="0.0153458568611522" calcext:value-type="float">
            <text:p>0,015345856861152</text:p>
          </table:table-cell>
          <table:table-cell/>
          <table:table-cell table:formula="of:=MAX([.C22:.C46])/((MAX([.C22:.C46])-[.C22])*[.B22])" office:value-type="float" office:value="0.564021164021176" calcext:value-type="float">
            <text:p>0,564021164021176</text:p>
          </table:table-cell>
          <table:table-cell/>
          <table:table-cell table:formula="of:=[.C22]/[.B22]" office:value-type="float" office:value="0.000000673015873015873" calcext:value-type="float">
            <text:p>6,73015873015873E-07</text:p>
          </table:table-cell>
          <table:table-cell/>
          <table:table-cell table:formula="of:=LN([.B22])" office:value-type="float" office:value="5.75257263882563" calcext:value-type="float">
            <text:p>5,75257263882563</text:p>
          </table:table-cell>
          <table:table-cell/>
          <table:table-cell table:formula="of:=[.C22]*EXP([.$P$27]*[.B22])" office:value-type="float" office:value="0.0000203893151651102" calcext:value-type="float">
            <text:p>2,03893151651102E-05</text:p>
          </table:table-cell>
          <table:table-cell table:formula="of:=LN([.P22])" office:value-type="float" office:value="-10.8004995607438" calcext:value-type="float">
            <text:p>-10,8004995607438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2]+15" office:value-type="float" office:value="330" calcext:value-type="float">
            <text:p>330</text:p>
          </table:table-cell>
          <table:table-cell table:formula="of:=[.A23]/1000000" office:value-type="float" office:value="0.000213" calcext:value-type="float">
            <text:p>0,000213</text:p>
          </table:table-cell>
          <table:table-cell table:formula="of:=[.C23]/0.0002137" office:value-type="float" office:value="0.996724379971923" calcext:value-type="float">
            <text:p>0,996724379971923</text:p>
          </table:table-cell>
          <table:table-cell table:formula="of:=1-[.D23]" office:value-type="float" office:value="0.00327562002807669" calcext:value-type="float">
            <text:p>0,003275620028077</text:p>
          </table:table-cell>
          <table:table-cell table:formula="of:=LN([.E23])" office:value-type="float" office:value="-5.72124810626385" calcext:value-type="float">
            <text:p>-5,72124810626385</text:p>
          </table:table-cell>
          <table:table-cell table:formula="of:=LN(1-([.$C23]/MAX([.$C$1:.$C$25])))" office:value-type="float" office:value="-5.72124810626385" calcext:value-type="float">
            <text:p>-5,72124810626385</text:p>
          </table:table-cell>
          <table:table-cell table:formula="of:=[.F23]/-[.B23]" office:value-type="float" office:value="0.0173371154735268" calcext:value-type="float">
            <text:p>0,017337115473527</text:p>
          </table:table-cell>
          <table:table-cell/>
          <table:table-cell table:formula="of:=MAX([.C23:.C47])/((MAX([.C23:.C47])-[.C23])*[.B23])" office:value-type="float" office:value="3.23030303030339" calcext:value-type="float">
            <text:p>3,23030303030339</text:p>
          </table:table-cell>
          <table:table-cell/>
          <table:table-cell table:formula="of:=[.C23]/[.B23]" office:value-type="float" office:value="0.000000645454545454546" calcext:value-type="float">
            <text:p>6,45454545454546E-07</text:p>
          </table:table-cell>
          <table:table-cell/>
          <table:table-cell table:formula="of:=LN([.B23])" office:value-type="float" office:value="5.79909265446053" calcext:value-type="float">
            <text:p>5,79909265446053</text:p>
          </table:table-cell>
          <table:table-cell/>
          <table:table-cell table:formula="of:=[.C23]*EXP([.$P$27]*[.B23])" office:value-type="float" office:value="0.0000183240298240353" calcext:value-type="float">
            <text:p>1,83240298240353E-05</text:p>
          </table:table-cell>
          <table:table-cell table:formula="of:=LN([.P23])" office:value-type="float" office:value="-10.9072972543469" calcext:value-type="float">
            <text:p>-10,9072972543469</text:p>
          </table:table-cell>
          <table:table-cell table:number-columns-repeated="5"/>
        </table:table-row>
        <table:table-row table:style-name="ro1">
          <table:table-cell office:value-type="float" office:value="213.2" calcext:value-type="float">
            <text:p>213,2</text:p>
          </table:table-cell>
          <table:table-cell table:formula="of:=[.B23]+15" office:value-type="float" office:value="345" calcext:value-type="float">
            <text:p>345</text:p>
          </table:table-cell>
          <table:table-cell table:formula="of:=[.A24]/1000000" office:value-type="float" office:value="0.0002132" calcext:value-type="float">
            <text:p>0,0002132</text:p>
          </table:table-cell>
          <table:table-cell table:formula="of:=[.C24]/0.0002137" office:value-type="float" office:value="0.997660271408516" calcext:value-type="float">
            <text:p>0,997660271408516</text:p>
          </table:table-cell>
          <table:table-cell table:formula="of:=1-[.D24]" office:value-type="float" office:value="0.00233972859148346" calcext:value-type="float">
            <text:p>0,002339728591483</text:p>
          </table:table-cell>
          <table:table-cell table:formula="of:=LN([.E24])" office:value-type="float" office:value="-6.05772034288502" calcext:value-type="float">
            <text:p>-6,05772034288502</text:p>
          </table:table-cell>
          <table:table-cell table:formula="of:=LN(1-([.$C24]/MAX([.$C$1:.$C$25])))" office:value-type="float" office:value="-6.05772034288502" calcext:value-type="float">
            <text:p>-6,05772034288502</text:p>
          </table:table-cell>
          <table:table-cell table:formula="of:=[.F24]/-[.B24]" office:value-type="float" office:value="0.0175586096895218" calcext:value-type="float">
            <text:p>0,017558609689522</text:p>
          </table:table-cell>
          <table:table-cell/>
          <table:table-cell table:formula="of:=MAX([.C24:.C48])/((MAX([.C24:.C48])-[.C24])*[.B24])" office:value-type="string" office:string-value="" calcext:value-type="error">
            <text:p>#DIV/0!</text:p>
          </table:table-cell>
          <table:table-cell/>
          <table:table-cell table:formula="of:=[.C24]/[.B24]" office:value-type="float" office:value="0.000000617971014492754" calcext:value-type="float">
            <text:p>6,17971014492754E-07</text:p>
          </table:table-cell>
          <table:table-cell/>
          <table:table-cell table:formula="of:=LN([.B24])" office:value-type="float" office:value="5.84354441703136" calcext:value-type="float">
            <text:p>5,84354441703136</text:p>
          </table:table-cell>
          <table:table-cell/>
          <table:table-cell table:formula="of:=[.C24]*EXP([.$P$27]*[.B24])" office:value-type="float" office:value="0.0000164060184400013" calcext:value-type="float">
            <text:p>1,64060184400013E-05</text:p>
          </table:table-cell>
          <table:table-cell table:formula="of:=LN([.P24])" office:value-type="float" office:value="-11.0178623124052" calcext:value-type="float">
            <text:p>-11,0178623124052</text:p>
          </table:table-cell>
          <table:table-cell table:number-columns-repeated="5"/>
        </table:table-row>
        <table:table-row table:style-name="ro1">
          <table:table-cell office:value-type="float" office:value="212.2" calcext:value-type="float">
            <text:p>212,2</text:p>
          </table:table-cell>
          <table:table-cell table:formula="of:=[.B24]+15" office:value-type="float" office:value="360" calcext:value-type="float">
            <text:p>360</text:p>
          </table:table-cell>
          <table:table-cell table:formula="of:=[.A25]/1000000" office:value-type="float" office:value="0.0002122" calcext:value-type="float">
            <text:p>0,0002122</text:p>
          </table:table-cell>
          <table:table-cell table:formula="of:=[.C25]/0.0002137" office:value-type="float" office:value="0.99298081422555" calcext:value-type="float">
            <text:p>0,99298081422555</text:p>
          </table:table-cell>
          <table:table-cell table:formula="of:=1-[.D25]" office:value-type="float" office:value="0.00701918577445015" calcext:value-type="float">
            <text:p>0,00701918577445</text:p>
          </table:table-cell>
          <table:table-cell table:formula="of:=LN([.E25])" office:value-type="float" office:value="-4.95910805421694" calcext:value-type="float">
            <text:p>-4,95910805421694</text:p>
          </table:table-cell>
          <table:table-cell table:formula="of:=LN(1-([.$C25]/MAX([.$C$1:.$C$25])))" office:value-type="float" office:value="-4.95910805421694" calcext:value-type="float">
            <text:p>-4,95910805421694</text:p>
          </table:table-cell>
          <table:table-cell table:formula="of:=[.F25]/-[.B25]" office:value-type="float" office:value="0.0137753001506026" calcext:value-type="float">
            <text:p>0,013775300150603</text:p>
          </table:table-cell>
          <table:table-cell/>
          <table:table-cell table:formula="of:=MAX([.C25:.C49])/((MAX([.C25:.C49])-[.C25])*[.B25])" office:value-type="string" office:string-value="" calcext:value-type="error">
            <text:p>#DIV/0!</text:p>
          </table:table-cell>
          <table:table-cell/>
          <table:table-cell table:formula="of:=[.C25]/[.B25]" office:value-type="float" office:value="0.000000589444444444445" calcext:value-type="float">
            <text:p>5,89444444444445E-07</text:p>
          </table:table-cell>
          <table:table-cell/>
          <table:table-cell table:formula="of:=LN([.B25])" office:value-type="float" office:value="5.88610403145016" calcext:value-type="float">
            <text:p>5,88610403145016</text:p>
          </table:table-cell>
          <table:table-cell/>
          <table:table-cell table:formula="of:=[.C25]*EXP([.$P$27]*[.B25])" office:value-type="float" office:value="0.0000146061576230881" calcext:value-type="float">
            <text:p>1,46061576230881E-05</text:p>
          </table:table-cell>
          <table:table-cell table:formula="of:=LN([.P25])" office:value-type="float" office:value="-11.1340673631576" calcext:value-type="float">
            <text:p>-11,13406736315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number-columns-repeated="13"/>
          <table:table-cell office:value-type="float" office:value="-0.00743357230937" calcext:value-type="float">
            <text:p>-0,00743357230937</text:p>
          </table:table-cell>
          <table:table-cell table:number-columns-repeated="6"/>
        </table:table-row>
        <table:table-row table:style-name="ro1">
          <table:table-cell/>
          <table:table-cell table:formula="of:=[.B27]+15" office:value-type="float" office:value="405" calcext:value-type="float">
            <text:p>405</text:p>
          </table:table-cell>
          <table:table-cell table:number-columns-repeated="20"/>
        </table:table-row>
        <table:table-row table:style-name="ro1">
          <table:table-cell/>
          <table:table-cell table:formula="of:=[.B28]+15" office:value-type="float" office:value="420" calcext:value-type="float">
            <text:p>420</text:p>
          </table:table-cell>
          <table:table-cell table:number-columns-repeated="20"/>
        </table:table-row>
        <table:table-row table:style-name="ro1">
          <table:table-cell/>
          <table:table-cell table:formula="of:=[.B29]+15" office:value-type="float" office:value="435" calcext:value-type="float">
            <text:p>435</text:p>
          </table:table-cell>
          <table:table-cell table:number-columns-repeated="20"/>
        </table:table-row>
        <table:table-row table:style-name="ro1">
          <table:table-cell/>
          <table:table-cell table:formula="of:=[.B30]+15" office:value-type="float" office:value="450" calcext:value-type="float">
            <text:p>450</text:p>
          </table:table-cell>
          <table:table-cell table:number-columns-repeated="20"/>
        </table:table-row>
        <table:table-row table:style-name="ro1">
          <table:table-cell table:number-columns-repeated="14"/>
          <table:table-cell table:number-columns-repeated="2" office:value-type="float" office:value="0" calcext:value-type="float">
            <text:p>0</text:p>
          </table:table-cell>
          <table:table-cell table:formula="of:=[.O32]/1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float" office:value="195" calcext:value-type="float">
            <text:p>195</text:p>
          </table:table-cell>
          <table:table-cell table:formula="of:=[.P32]+15" office:value-type="float" office:value="15" calcext:value-type="float">
            <text:p>15</text:p>
          </table:table-cell>
          <table:table-cell table:formula="of:=[.O33]/1000000" office:value-type="float" office:value="0.000195" calcext:value-type="float">
            <text:p>0,000195</text:p>
          </table:table-cell>
          <table:table-cell table:formula="of:=[.P33]/-[.L3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208.9" calcext:value-type="float">
            <text:p>208,9</text:p>
          </table:table-cell>
          <table:table-cell table:formula="of:=[.P33]+15" office:value-type="float" office:value="30" calcext:value-type="float">
            <text:p>30</text:p>
          </table:table-cell>
          <table:table-cell table:formula="of:=[.O34]/1000000" office:value-type="float" office:value="0.0002089" calcext:value-type="float">
            <text:p>0,0002089</text:p>
          </table:table-cell>
          <table:table-cell table:formula="of:=[.P34]/-[.L3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formula="of:=[.P34]+15" office:value-type="float" office:value="45" calcext:value-type="float">
            <text:p>45</text:p>
          </table:table-cell>
          <table:table-cell table:formula="of:=[.O35]/1000000" office:value-type="float" office:value="0.00021" calcext:value-type="float">
            <text:p>0,00021</text:p>
          </table:table-cell>
          <table:table-cell table:formula="of:=[.P35]/-[.L3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211.1" calcext:value-type="float">
            <text:p>211,1</text:p>
          </table:table-cell>
          <table:table-cell table:formula="of:=[.P35]+15" office:value-type="float" office:value="60" calcext:value-type="float">
            <text:p>60</text:p>
          </table:table-cell>
          <table:table-cell table:formula="of:=[.O36]/1000000" office:value-type="float" office:value="0.0002111" calcext:value-type="float">
            <text:p>0,0002111</text:p>
          </table:table-cell>
          <table:table-cell table:formula="of:=[.P36]/-[.L3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210.3" calcext:value-type="float">
            <text:p>210,3</text:p>
          </table:table-cell>
          <table:table-cell table:formula="of:=[.P36]+15" office:value-type="float" office:value="75" calcext:value-type="float">
            <text:p>75</text:p>
          </table:table-cell>
          <table:table-cell table:formula="of:=[.O37]/1000000" office:value-type="float" office:value="0.0002103" calcext:value-type="float">
            <text:p>0,0002103</text:p>
          </table:table-cell>
          <table:table-cell table:formula="of:=[.P37]/-[.L3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212.5" calcext:value-type="float">
            <text:p>212,5</text:p>
          </table:table-cell>
          <table:table-cell table:formula="of:=[.P37]+15" office:value-type="float" office:value="90" calcext:value-type="float">
            <text:p>90</text:p>
          </table:table-cell>
          <table:table-cell table:formula="of:=[.O38]/1000000" office:value-type="float" office:value="0.0002125" calcext:value-type="float">
            <text:p>0,0002125</text:p>
          </table:table-cell>
          <table:table-cell table:formula="of:=[.P38]/-[.L3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211.1" calcext:value-type="float">
            <text:p>211,1</text:p>
          </table:table-cell>
          <table:table-cell table:formula="of:=[.P38]+15" office:value-type="float" office:value="105" calcext:value-type="float">
            <text:p>105</text:p>
          </table:table-cell>
          <table:table-cell table:formula="of:=[.O39]/1000000" office:value-type="float" office:value="0.0002111" calcext:value-type="float">
            <text:p>0,0002111</text:p>
          </table:table-cell>
          <table:table-cell table:formula="of:=[.P39]/-[.L3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212.7" calcext:value-type="float">
            <text:p>212,7</text:p>
          </table:table-cell>
          <table:table-cell table:formula="of:=[.P39]+15" office:value-type="float" office:value="120" calcext:value-type="float">
            <text:p>120</text:p>
          </table:table-cell>
          <table:table-cell table:formula="of:=[.O40]/1000000" office:value-type="float" office:value="0.0002127" calcext:value-type="float">
            <text:p>0,0002127</text:p>
          </table:table-cell>
          <table:table-cell table:formula="of:=[.P40]/-[.L4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212.2" calcext:value-type="float">
            <text:p>212,2</text:p>
          </table:table-cell>
          <table:table-cell table:formula="of:=[.P40]+15" office:value-type="float" office:value="135" calcext:value-type="float">
            <text:p>135</text:p>
          </table:table-cell>
          <table:table-cell table:formula="of:=[.O41]/1000000" office:value-type="float" office:value="0.0002122" calcext:value-type="float">
            <text:p>0,0002122</text:p>
          </table:table-cell>
          <table:table-cell table:formula="of:=[.P41]/-[.L4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212" calcext:value-type="float">
            <text:p>212</text:p>
          </table:table-cell>
          <table:table-cell table:formula="of:=[.P41]+15" office:value-type="float" office:value="150" calcext:value-type="float">
            <text:p>150</text:p>
          </table:table-cell>
          <table:table-cell table:formula="of:=[.O42]/1000000" office:value-type="float" office:value="0.000212" calcext:value-type="float">
            <text:p>0,000212</text:p>
          </table:table-cell>
          <table:table-cell table:formula="of:=[.P42]/-[.L4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212.8" calcext:value-type="float">
            <text:p>212,8</text:p>
          </table:table-cell>
          <table:table-cell table:formula="of:=[.P42]+15" office:value-type="float" office:value="165" calcext:value-type="float">
            <text:p>165</text:p>
          </table:table-cell>
          <table:table-cell table:formula="of:=[.O43]/1000000" office:value-type="float" office:value="0.0002128" calcext:value-type="float">
            <text:p>0,0002128</text:p>
          </table:table-cell>
          <table:table-cell table:formula="of:=[.P43]/-[.L4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212" calcext:value-type="float">
            <text:p>212</text:p>
          </table:table-cell>
          <table:table-cell table:formula="of:=[.P43]+15" office:value-type="float" office:value="180" calcext:value-type="float">
            <text:p>180</text:p>
          </table:table-cell>
          <table:table-cell table:formula="of:=[.O44]/1000000" office:value-type="float" office:value="0.000212" calcext:value-type="float">
            <text:p>0,000212</text:p>
          </table:table-cell>
          <table:table-cell table:formula="of:=[.P44]/-[.L4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212.1" calcext:value-type="float">
            <text:p>212,1</text:p>
          </table:table-cell>
          <table:table-cell table:formula="of:=[.P44]+15" office:value-type="float" office:value="195" calcext:value-type="float">
            <text:p>195</text:p>
          </table:table-cell>
          <table:table-cell table:formula="of:=[.O45]/1000000" office:value-type="float" office:value="0.0002121" calcext:value-type="float">
            <text:p>0,0002121</text:p>
          </table:table-cell>
          <table:table-cell table:formula="of:=[.P45]/-[.L4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213.2" calcext:value-type="float">
            <text:p>213,2</text:p>
          </table:table-cell>
          <table:table-cell table:formula="of:=[.P45]+15" office:value-type="float" office:value="210" calcext:value-type="float">
            <text:p>210</text:p>
          </table:table-cell>
          <table:table-cell table:formula="of:=[.O46]/1000000" office:value-type="float" office:value="0.0002132" calcext:value-type="float">
            <text:p>0,0002132</text:p>
          </table:table-cell>
          <table:table-cell table:formula="of:=[.P46]/-[.L4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212.7" calcext:value-type="float">
            <text:p>212,7</text:p>
          </table:table-cell>
          <table:table-cell table:formula="of:=[.P46]+15" office:value-type="float" office:value="225" calcext:value-type="float">
            <text:p>225</text:p>
          </table:table-cell>
          <table:table-cell table:formula="of:=[.O47]/1000000" office:value-type="float" office:value="0.0002127" calcext:value-type="float">
            <text:p>0,0002127</text:p>
          </table:table-cell>
          <table:table-cell table:formula="of:=[.P47]/-[.L4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212" calcext:value-type="float">
            <text:p>212</text:p>
          </table:table-cell>
          <table:table-cell table:formula="of:=[.P47]+15" office:value-type="float" office:value="240" calcext:value-type="float">
            <text:p>240</text:p>
          </table:table-cell>
          <table:table-cell table:formula="of:=[.O48]/1000000" office:value-type="float" office:value="0.000212" calcext:value-type="float">
            <text:p>0,000212</text:p>
          </table:table-cell>
          <table:table-cell table:formula="of:=[.P48]/-[.L4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213.7" calcext:value-type="float">
            <text:p>213,7</text:p>
          </table:table-cell>
          <table:table-cell table:formula="of:=[.P48]+15" office:value-type="float" office:value="255" calcext:value-type="float">
            <text:p>255</text:p>
          </table:table-cell>
          <table:table-cell table:formula="of:=[.O49]/1000000" office:value-type="float" office:value="0.0002137" calcext:value-type="float">
            <text:p>0,0002137</text:p>
          </table:table-cell>
          <table:table-cell table:formula="of:=[.P49]/-[.L4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212" calcext:value-type="float">
            <text:p>212</text:p>
          </table:table-cell>
          <table:table-cell table:formula="of:=[.P49]+15" office:value-type="float" office:value="270" calcext:value-type="float">
            <text:p>270</text:p>
          </table:table-cell>
          <table:table-cell table:formula="of:=[.O50]/1000000" office:value-type="float" office:value="0.000212" calcext:value-type="float">
            <text:p>0,000212</text:p>
          </table:table-cell>
          <table:table-cell table:formula="of:=[.P50]/-[.L5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213.7" calcext:value-type="float">
            <text:p>213,7</text:p>
          </table:table-cell>
          <table:table-cell table:formula="of:=[.P50]+15" office:value-type="float" office:value="285" calcext:value-type="float">
            <text:p>285</text:p>
          </table:table-cell>
          <table:table-cell table:formula="of:=[.O51]/1000000" office:value-type="float" office:value="0.0002137" calcext:value-type="float">
            <text:p>0,0002137</text:p>
          </table:table-cell>
          <table:table-cell table:formula="of:=[.P51]/-[.L5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212.6" calcext:value-type="float">
            <text:p>212,6</text:p>
          </table:table-cell>
          <table:table-cell table:formula="of:=[.P51]+15" office:value-type="float" office:value="300" calcext:value-type="float">
            <text:p>300</text:p>
          </table:table-cell>
          <table:table-cell table:formula="of:=[.O52]/1000000" office:value-type="float" office:value="0.0002126" calcext:value-type="float">
            <text:p>0,0002126</text:p>
          </table:table-cell>
          <table:table-cell table:formula="of:=[.P52]/-[.L5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212" calcext:value-type="float">
            <text:p>212</text:p>
          </table:table-cell>
          <table:table-cell table:formula="of:=[.P52]+15" office:value-type="float" office:value="315" calcext:value-type="float">
            <text:p>315</text:p>
          </table:table-cell>
          <table:table-cell table:formula="of:=[.O53]/1000000" office:value-type="float" office:value="0.000212" calcext:value-type="float">
            <text:p>0,000212</text:p>
          </table:table-cell>
          <table:table-cell table:formula="of:=[.P53]/-[.L5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213" calcext:value-type="float">
            <text:p>213</text:p>
          </table:table-cell>
          <table:table-cell table:formula="of:=[.P53]+15" office:value-type="float" office:value="330" calcext:value-type="float">
            <text:p>330</text:p>
          </table:table-cell>
          <table:table-cell table:formula="of:=[.O54]/1000000" office:value-type="float" office:value="0.000213" calcext:value-type="float">
            <text:p>0,000213</text:p>
          </table:table-cell>
          <table:table-cell table:formula="of:=[.P54]/-[.L5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213.2" calcext:value-type="float">
            <text:p>213,2</text:p>
          </table:table-cell>
          <table:table-cell table:formula="of:=[.P54]+15" office:value-type="float" office:value="345" calcext:value-type="float">
            <text:p>345</text:p>
          </table:table-cell>
          <table:table-cell table:formula="of:=[.O55]/1000000" office:value-type="float" office:value="0.0002132" calcext:value-type="float">
            <text:p>0,0002132</text:p>
          </table:table-cell>
          <table:table-cell table:formula="of:=[.P55]/-[.L5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212.2" calcext:value-type="float">
            <text:p>212,2</text:p>
          </table:table-cell>
          <table:table-cell table:formula="of:=[.P55]+15" office:value-type="float" office:value="360" calcext:value-type="float">
            <text:p>360</text:p>
          </table:table-cell>
          <table:table-cell table:formula="of:=[.O56]/1000000" office:value-type="float" office:value="0.0002122" calcext:value-type="float">
            <text:p>0,0002122</text:p>
          </table:table-cell>
          <table:table-cell table:formula="of:=[.P56]/-[.L56]" office:value-type="string" office:string-value="" calcext:value-type="error">
            <text:p>#DIV/0!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21:34:14.15284547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7:49:03.741894396</meta:creation-date>
    <meta:editing-duration>PT23H51M35S</meta:editing-duration>
    <meta:editing-cycles>9</meta:editing-cycles>
    <meta:generator>LibreOffice/6.0.6.2$Linux_X86_64 LibreOffice_project/00m0$Build-2</meta:generator>
    <dc:date>2019-01-30T04:39:15.101402694</dc:date>
    <meta:document-statistic meta:table-count="1" meta:cell-count="466" meta:object-count="9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675cm" svg:height="5.442cm" xlink:href=".." xlink:type="simple" chart:class="chart:scatter" chart:style-name="ch1">
        <chart:legend svg:x="0cm" svg:y="0cm" style:legend-expansion="custom" chartooo:width="9.675cm" chartooo:height="5.442cm" style:legend-expansion-aspect-ratio="1.77783902976847" chart:style-name="ch2"/>
        <chart:plot-area chart:style-name="ch3" table:cell-range-address="Tabelle1.B1:Tabelle1.B28 Tabelle1.J1:Tabelle1.J25" svg:x="0.193cm" svg:y="0.108cm" svg:width="9.289cm" svg:height="5.226cm">
          <chartooo:coordinate-region svg:x="0.92cm" svg:y="0.268cm" svg:width="8.283cm" svg:height="4.4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J1:Tabelle1.J25" chart:class="chart:scatter">
            <chart:domain table:cell-range-address="Tabelle1.B1:Tabelle1.B28"/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B1:Tabelle1.B28</svg:desc>
                </draw:g>
              </table:table-cell>
              <table:table-cell office:value-type="float" office:value="NaN">
                <text:p>NaN</text:p>
                <draw:g>
                  <svg:desc>Tabelle1.J1:Tabelle1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761853832442068">
                <text:p>0.761853832442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48402777777778">
                <text:p>1.48402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1.28348348348349">
                <text:p>1.283483483483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.36987179487179">
                <text:p>1.36987179487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0.838039215686281">
                <text:p>0.8380392156862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1.9787037037037">
                <text:p>1.9787037037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0.78278388278388">
                <text:p>0.782783882783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1.78083333333334">
                <text:p>1.780833333333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">
                <text:p>135</text:p>
              </table:table-cell>
              <table:table-cell office:value-type="float" office:value="1.0553086419753">
                <text:p>1.05530864197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0.838039215686281">
                <text:p>0.8380392156862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">
                <text:p>165</text:p>
              </table:table-cell>
              <table:table-cell office:value-type="float" office:value="1.43905723905729">
                <text:p>1.439057239057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">
                <text:p>180</text:p>
              </table:table-cell>
              <table:table-cell office:value-type="float" office:value="0.698366013071901">
                <text:p>0.6983660130719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">
                <text:p>195</text:p>
              </table:table-cell>
              <table:table-cell office:value-type="float" office:value="0.684935897435904">
                <text:p>0.6849358974359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">
                <text:p>210</text:p>
              </table:table-cell>
              <table:table-cell office:value-type="float" office:value="2.03523809523805">
                <text:p>2.03523809523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">
                <text:p>225</text:p>
              </table:table-cell>
              <table:table-cell office:value-type="float" office:value="0.94977777777778">
                <text:p>0.94977777777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">
                <text:p>240</text:p>
              </table:table-cell>
              <table:table-cell office:value-type="float" office:value="0.523774509803925">
                <text:p>0.5237745098039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0">
                <text:p>270</text:p>
              </table:table-cell>
              <table:table-cell office:value-type="float" office:value="0.465577342047934">
                <text:p>0.4655773420479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1.18444444444447">
                <text:p>1.184444444444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5">
                <text:p>315</text:p>
              </table:table-cell>
              <table:table-cell office:value-type="float" office:value="0.564021164021176">
                <text:p>0.564021164021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0">
                <text:p>330</text:p>
              </table:table-cell>
              <table:table-cell office:value-type="float" office:value="3.23030303030339">
                <text:p>3.230303030303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bow-ti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685cm" svg:height="7.703cm" xlink:href=".." xlink:type="simple" chart:class="chart:scatter" chart:style-name="ch1">
        <chart:title svg:x="2.936cm" svg:y="0.289cm" chart:style-name="ch2">
          <text:p>Diagramm 1: Ergebnisse Versuch 10.2</text:p>
        </chart:title>
        <chart:plot-area chart:style-name="ch3" table:cell-range-address="Tabelle1.V11:Tabelle1.V14 Tabelle1.T11:Tabelle1.T13" svg:x="1.232cm" svg:y="1.144cm" svg:width="12.18cm" svg:height="5.476cm">
          <chartooo:coordinate-region svg:x="1.668cm" svg:y="1.304cm" svg:width="11.464cm" svg:height="4.748cm"/>
          <chart:axis chart:dimension="x" chart:name="primary-x" chart:style-name="ch4">
            <chart:title svg:x="7.106cm" svg:y="6.774cm" chart:style-name="ch5">
              <text:p>t/s</text:p>
            </chart:title>
          </chart:axis>
          <chart:axis chart:dimension="y" chart:name="primary-y" chart:style-name="ch4">
            <chart:title svg:x="0.451cm" svg:y="4.799cm" chart:style-name="ch6">
              <text:p>[IO_3^-]/mol</text:p>
            </chart:title>
            <chart:grid chart:style-name="ch7" chart:class="major"/>
          </chart:axis>
          <chart:series chart:style-name="ch8" chart:values-cell-range-address="Tabelle1.T11:Tabelle1.T13" chart:class="chart:scatter">
            <chart:domain table:cell-range-address="Tabelle1.V11:Tabelle1.V14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V</text:p>
              </table:table-cell>
              <table:table-cell office:value-type="string">
                <text:p>Spalte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Tabelle1.V11:Tabelle1.V14</svg:desc>
                </draw:g>
              </table:table-cell>
              <table:table-cell office:value-type="float" office:value="4.8">
                <text:p>4.8</text:p>
                <draw:g>
                  <svg:desc>Tabelle1.T11:Tabelle1.T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9">
                <text:p>11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0.237cm" svg:height="5.758cm" xlink:href=".." xlink:type="simple" chart:class="chart:scatter" chart:style-name="ch1">
        <chart:plot-area chart:style-name="ch2" table:cell-range-address="Tabelle1.L1:Tabelle1.L25" svg:x="0.195cm" svg:y="0.074cm" svg:width="8.404cm" svg:height="5.789cm">
          <chartooo:coordinate-region svg:x="0.922cm" svg:y="0.234cm" svg:width="7.49cm" svg:height="5.06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Tabelle1.L1:Tabelle1.L25" chart:class="chart:scatter">
            <chart:data-point chart:repeated="2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elle1.L1:Tabelle1.L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696333333333333">
                <text:p>0.00000696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466666666666667">
                <text:p>0.000004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351833333333333">
                <text:p>0.000003518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2804">
                <text:p>0.000002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236111111111111">
                <text:p>0.000002361111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201047619047619">
                <text:p>0.00000201047619047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17725">
                <text:p>0.0000017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157185185185185">
                <text:p>0.00000157185185185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141333333333333">
                <text:p>0.00000141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128969696969697">
                <text:p>0.000001289696969696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117777777777778">
                <text:p>0.00000117777777777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108769230769231">
                <text:p>0.00000108769230769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10152380952381">
                <text:p>0.00000101523809523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945333333333333">
                <text:p>0.000000945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883333333333333">
                <text:p>0.00000088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838039215686275">
                <text:p>0.000000838039215686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785185185185185">
                <text:p>0.0000007851851851851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749824561403509">
                <text:p>0.0000007498245614035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708666666666667">
                <text:p>0.000000708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673015873015873">
                <text:p>0.0000006730158730158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645454545454546">
                <text:p>0.0000006454545454545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617971014492754">
                <text:p>0.0000006179710144927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589444444444445">
                <text:p>0.0000005894444444444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bow-ti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14cm" svg:height="7.209cm" xlink:href=".." xlink:type="simple" chart:class="chart:scatter" chart:style-name="ch1">
        <chart:title svg:x="4.286cm" svg:y="0.279cm" chart:style-name="ch2">
          <text:p>Diagramm 2: I über t</text:p>
        </chart:title>
        <chart:plot-area chart:style-name="ch3" table:cell-range-address="Tabelle1.B1:Tabelle1.C25" svg:x="0.208cm" svg:y="0.209cm" svg:width="12.593cm" svg:height="6.69cm">
          <chartooo:coordinate-region svg:x="1.676cm" svg:y="0.369cm" svg:width="10.845cm" svg:height="5.962cm"/>
          <chart:axis chart:dimension="x" chart:name="primary-x" chart:style-name="ch4">
            <chart:title svg:x="6.288cm" svg:y="6.701cm" chart:style-name="ch5">
              <text:p>t/s</text:p>
            </chart:title>
          </chart:axis>
          <chart:axis chart:dimension="y" chart:name="primary-y" chart:style-name="ch4">
            <chart:title svg:x="0cm" svg:y="3.796cm" chart:style-name="ch6">
              <text:p>I/A</text:p>
            </chart:title>
            <chart:grid chart:style-name="ch7" chart:class="major"/>
          </chart:axis>
          <chart:series chart:style-name="ch8" chart:values-cell-range-address="Tabelle1.C1:Tabelle1.C25" chart:class="chart:scatter">
            <chart:domain table:cell-range-address="Tabelle1.B1:Tabelle1.B25"/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B1:Tabelle1.B25</svg:desc>
                </draw:g>
              </table:table-cell>
              <table:table-cell office:value-type="float" office:value="0">
                <text:p>0</text:p>
                <draw:g>
                  <svg:desc>Tabelle1.C1:Tabelle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02089">
                <text:p>0.0002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.0002111">
                <text:p>0.0002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0.0002103">
                <text:p>0.00021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0.0002125">
                <text:p>0.0002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0.0002111">
                <text:p>0.0002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0.0002127">
                <text:p>0.0002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">
                <text:p>135</text:p>
              </table:table-cell>
              <table:table-cell office:value-type="float" office:value="0.0002122">
                <text:p>0.0002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">
                <text:p>165</text:p>
              </table:table-cell>
              <table:table-cell office:value-type="float" office:value="0.0002128">
                <text:p>0.0002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">
                <text:p>180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">
                <text:p>195</text:p>
              </table:table-cell>
              <table:table-cell office:value-type="float" office:value="0.0002121">
                <text:p>0.00021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">
                <text:p>210</text:p>
              </table:table-cell>
              <table:table-cell office:value-type="float" office:value="0.0002132">
                <text:p>0.00021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">
                <text:p>225</text:p>
              </table:table-cell>
              <table:table-cell office:value-type="float" office:value="0.0002127">
                <text:p>0.00021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">
                <text:p>240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0.0002137">
                <text:p>0.00021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0">
                <text:p>270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5">
                <text:p>285</text:p>
              </table:table-cell>
              <table:table-cell office:value-type="float" office:value="0.0002137">
                <text:p>0.00021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0002126">
                <text:p>0.00021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5">
                <text:p>315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0">
                <text:p>330</text:p>
              </table:table-cell>
              <table:table-cell office:value-type="float" office:value="0.000213">
                <text:p>0.0002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5">
                <text:p>345</text:p>
              </table:table-cell>
              <table:table-cell office:value-type="float" office:value="0.0002132">
                <text:p>0.00021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0">
                <text:p>360</text:p>
              </table:table-cell>
              <table:table-cell office:value-type="float" office:value="0.0002122">
                <text:p>0.00021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bow-ti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339cm" svg:height="8.318cm" xlink:href=".." xlink:type="simple" chart:class="chart:scatter" chart:style-name="ch1">
        <chart:title svg:x="4.416cm" svg:y="0.066cm" chart:style-name="ch2">
          <text:p>Diagramm 3: Ln([A]) über t</text:p>
        </chart:title>
        <chart:plot-area chart:style-name="ch3" table:cell-range-address="Tabelle1.B1:Tabelle1.B25 Tabelle1.Q1:Tabelle1.Q25" svg:x="0.629cm" svg:y="0.77cm" svg:width="13.764cm" svg:height="7.039cm">
          <chartooo:coordinate-region svg:x="1.356cm" svg:y="0.931cm" svg:width="12.757cm" svg:height="6.719cm"/>
          <chart:axis chart:dimension="x" chart:name="primary-x" chart:style-name="ch4">
            <chart:title svg:x="7.295cm" svg:y="7.81cm" chart:style-name="ch5">
              <text:p>t/s</text:p>
            </chart:title>
          </chart:axis>
          <chart:axis chart:dimension="y" chart:name="primary-y" chart:style-name="ch4">
            <chart:title svg:x="0cm" svg:y="4.823cm" chart:style-name="ch6">
              <text:p>Ln([A])</text:p>
            </chart:title>
            <chart:grid chart:style-name="ch7" chart:class="major"/>
          </chart:axis>
          <chart:series chart:style-name="ch8" chart:values-cell-range-address="Tabelle1.Q1:Tabelle1.Q25" chart:class="chart:scatter">
            <chart:domain table:cell-range-address="Tabelle1.B1:Tabelle1.B25"/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B1:Tabelle1.B25</svg:desc>
                </draw:g>
              </table:table-cell>
              <table:table-cell office:value-type="float" office:value="NaN">
                <text:p>NaN</text:p>
                <draw:g>
                  <svg:desc>Tabelle1.Q1:Tabelle1.Q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-8.65401458404108">
                <text:p>-8.65401458404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-8.69666205868285">
                <text:p>-8.696662058682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-8.80291378116845">
                <text:p>-8.80291378116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-8.9091929416722">
                <text:p>-8.90919294167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-9.02449339845837">
                <text:p>-9.024493398458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-9.1255900774431">
                <text:p>-9.12559007744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-9.24370369559385">
                <text:p>-9.24370369559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-9.34765651288248">
                <text:p>-9.34765651288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">
                <text:p>135</text:p>
              </table:table-cell>
              <table:table-cell office:value-type="float" office:value="-9.46151359354934">
                <text:p>-9.461513593549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-9.57396012969776">
                <text:p>-9.573960129697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">
                <text:p>165</text:p>
              </table:table-cell>
              <table:table-cell office:value-type="float" office:value="-9.68169723154283">
                <text:p>-9.68169723154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">
                <text:p>180</text:p>
              </table:table-cell>
              <table:table-cell office:value-type="float" office:value="-9.79696729897886">
                <text:p>-9.796967298978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">
                <text:p>195</text:p>
              </table:table-cell>
              <table:table-cell office:value-type="float" office:value="-9.90799929672079">
                <text:p>-9.907999296720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">
                <text:p>210</text:p>
              </table:table-cell>
              <table:table-cell office:value-type="float" office:value="-10.0143300506403">
                <text:p>-10.0143300506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">
                <text:p>225</text:p>
              </table:table-cell>
              <table:table-cell office:value-type="float" office:value="-10.1281816053663">
                <text:p>-10.12818160536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">
                <text:p>240</text:p>
              </table:table-cell>
              <table:table-cell office:value-type="float" office:value="-10.2429816375411">
                <text:p>-10.24298163754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-10.3464983345285">
                <text:p>-10.34649833452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0">
                <text:p>270</text:p>
              </table:table-cell>
              <table:table-cell office:value-type="float" office:value="-10.4659888068222">
                <text:p>-10.4659888068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5">
                <text:p>285</text:p>
              </table:table-cell>
              <table:table-cell office:value-type="float" office:value="-10.5695055038096">
                <text:p>-10.56950550380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-10.6861697848674">
                <text:p>-10.68616978486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5">
                <text:p>315</text:p>
              </table:table-cell>
              <table:table-cell office:value-type="float" office:value="-10.8004995607438">
                <text:p>-10.80049956074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0">
                <text:p>330</text:p>
              </table:table-cell>
              <table:table-cell office:value-type="float" office:value="-10.9072972543469">
                <text:p>-10.90729725434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5">
                <text:p>345</text:p>
              </table:table-cell>
              <table:table-cell office:value-type="float" office:value="-11.0178623124052">
                <text:p>-11.01786231240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0">
                <text:p>360</text:p>
              </table:table-cell>
              <table:table-cell office:value-type="float" office:value="-11.1340673631576">
                <text:p>-11.13406736315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bow-ti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49cm" svg:height="8.002cm" xlink:href=".." xlink:type="simple" chart:class="chart:scatter" chart:style-name="ch1">
        <chart:title svg:x="4.892cm" svg:y="0.295cm" chart:style-name="ch2">
          <text:p>Diagramm 4: [A] über t</text:p>
        </chart:title>
        <chart:plot-area chart:style-name="ch3" table:cell-range-address="Tabelle1.B1:Tabelle1.B25 Tabelle1.P1:Tabelle1.P25" svg:x="1.247cm" svg:y="1.156cm" svg:width="12.914cm" svg:height="5.757cm">
          <chartooo:coordinate-region svg:x="2.398cm" svg:y="1.316cm" svg:width="11.166cm" svg:height="5.029cm"/>
          <chart:axis chart:dimension="x" chart:name="primary-x" chart:style-name="ch4">
            <chart:title svg:x="7.488cm" svg:y="7.073cm" chart:style-name="ch5">
              <text:p>t/s</text:p>
            </chart:title>
          </chart:axis>
          <chart:axis chart:dimension="y" chart:name="primary-y" chart:style-name="ch4">
            <chart:title svg:x="0.451cm" svg:y="4.581cm" chart:style-name="ch6">
              <text:p>[A]/mol</text:p>
            </chart:title>
            <chart:grid chart:style-name="ch7" chart:class="major"/>
          </chart:axis>
          <chart:series chart:style-name="ch8" chart:values-cell-range-address="Tabelle1.P1:Tabelle1.P25" chart:class="chart:scatter">
            <chart:domain table:cell-range-address="Tabelle1.B1:Tabelle1.B25"/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B1:Tabelle1.B25</svg:desc>
                </draw:g>
              </table:table-cell>
              <table:table-cell office:value-type="float" office:value="0">
                <text:p>0</text:p>
                <draw:g>
                  <svg:desc>Tabelle1.P1:Tabelle1.P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000174425196070886">
                <text:p>0.0001744251960708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0167142793719665">
                <text:p>0.000167142793719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0.000150294511149771">
                <text:p>0.000150294511149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.000135140856542744">
                <text:p>0.0001351408565427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0.000120423796597738">
                <text:p>0.0001204237965977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0.000108844524203438">
                <text:p>0.0001088445242034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0.0000967187093831102">
                <text:p>0.0000967187093831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0.0000871694604244526">
                <text:p>0.00008716946042445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">
                <text:p>135</text:p>
              </table:table-cell>
              <table:table-cell office:value-type="float" office:value="0.0000777887612971687">
                <text:p>0.00007778876129716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0.0000695155471995562">
                <text:p>0.00006951554719955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">
                <text:p>165</text:p>
              </table:table-cell>
              <table:table-cell office:value-type="float" office:value="0.0000624154803051476">
                <text:p>0.00006241548030514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">
                <text:p>180</text:p>
              </table:table-cell>
              <table:table-cell office:value-type="float" office:value="0.0000556200228141937">
                <text:p>0.00005562002281419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">
                <text:p>195</text:p>
              </table:table-cell>
              <table:table-cell office:value-type="float" office:value="0.0000497749209221832">
                <text:p>0.00004977492092218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">
                <text:p>210</text:p>
              </table:table-cell>
              <table:table-cell office:value-type="float" office:value="0.0000447539857289769">
                <text:p>0.00004475398572897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">
                <text:p>225</text:p>
              </table:table-cell>
              <table:table-cell office:value-type="float" office:value="0.0000399380279956189">
                <text:p>0.00003993802799561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">
                <text:p>240</text:p>
              </table:table-cell>
              <table:table-cell office:value-type="float" office:value="0.0000356065254573051">
                <text:p>0.00003560652545730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0.0000321050141965047">
                <text:p>0.00003210501419650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0">
                <text:p>270</text:p>
              </table:table-cell>
              <table:table-cell office:value-type="float" office:value="0.0000284891055030366">
                <text:p>0.00002848910550303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5">
                <text:p>285</text:p>
              </table:table-cell>
              <table:table-cell office:value-type="float" office:value="0.000025687514433764">
                <text:p>0.0000256875144337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0000228589053689405">
                <text:p>0.00002285890536894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5">
                <text:p>315</text:p>
              </table:table-cell>
              <table:table-cell office:value-type="float" office:value="0.0000203893151651102">
                <text:p>0.00002038931516511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0">
                <text:p>330</text:p>
              </table:table-cell>
              <table:table-cell office:value-type="float" office:value="0.0000183240298240353">
                <text:p>0.00001832402982403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5">
                <text:p>345</text:p>
              </table:table-cell>
              <table:table-cell office:value-type="float" office:value="0.0000164060184400013">
                <text:p>0.00001640601844000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0">
                <text:p>360</text:p>
              </table:table-cell>
              <table:table-cell office:value-type="float" office:value="0.0000146061576230881">
                <text:p>0.00001460615762308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bow-ti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16cm" svg:height="7.472cm" xlink:href=".." xlink:type="simple" chart:class="chart:scatter" chart:style-name="ch1">
        <chart:title svg:x="4.426cm" svg:y="0.284cm" chart:style-name="ch2">
          <text:p>Diagramm 5: Teilversuch B</text:p>
        </chart:title>
        <chart:plot-area chart:style-name="ch3" table:cell-range-address="Tabelle1.U1:Tabelle1.V3" svg:x="1.076cm" svg:y="1.009cm" svg:width="13.068cm" svg:height="5.68cm">
          <chartooo:coordinate-region svg:x="1.593cm" svg:y="1.169cm" svg:width="12.127cm" svg:height="4.952cm"/>
          <chart:axis chart:dimension="x" chart:name="primary-x" chart:style-name="ch4">
            <chart:title svg:x="7.024cm" svg:y="6.838cm" chart:style-name="ch5">
              <text:p>T^-1/°K</text:p>
            </chart:title>
          </chart:axis>
          <chart:axis chart:dimension="y" chart:name="primary-y" chart:style-name="ch4">
            <chart:title svg:x="0.28cm" svg:y="4.369cm" chart:style-name="ch6">
              <text:p>ln(t*)/s</text:p>
            </chart:title>
            <chart:grid chart:style-name="ch7" chart:class="major"/>
          </chart:axis>
          <chart:series chart:style-name="ch8" chart:values-cell-range-address="Tabelle1.V1:Tabelle1.V3" chart:class="chart:scatter">
            <chart:domain table:cell-range-address="Tabelle1.U1:Tabelle1.U3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U</text:p>
              </table:table-cell>
              <table:table-cell office:value-type="string">
                <text:p>Spalte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41821910784481">
                <text:p>0.00341821910784481</text:p>
                <draw:g>
                  <svg:desc>Tabelle1.U1:Tabelle1.U3</svg:desc>
                </draw:g>
              </table:table-cell>
              <table:table-cell office:value-type="float" office:value="3.85014760171006">
                <text:p>3.85014760171006</text:p>
                <draw:g>
                  <svg:desc>Tabelle1.V1:Tabelle1.V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66501740883269">
                <text:p>0.00366501740883269</text:p>
              </table:table-cell>
              <table:table-cell office:value-type="float" office:value="4.70048036579242">
                <text:p>4.70048036579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93623302499508">
                <text:p>0.00393623302499508</text:p>
              </table:table-cell>
              <table:table-cell office:value-type="float" office:value="5.08140436498446">
                <text:p>5.0814043649844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18cm" svg:y="0.315cm" chart:style-name="ch2">
          <text:p>Diagramm 5: Teilversuch A</text:p>
        </chart:title>
        <chart:plot-area chart:style-name="ch3" table:cell-range-address="Tabelle1.U4:Tabelle1.V6" svg:x="-0.083cm" svg:y="0.131cm" svg:width="13.968cm" svg:height="8.636cm">
          <chartooo:coordinate-region svg:x="0.526cm" svg:y="0.291cm" svg:width="12.749cm" svg:height="7.9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V4:Tabelle1.V6" chart:class="chart:scatter">
            <chart:domain table:cell-range-address="Tabelle1.U4:Tabelle1.U6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U</text:p>
              </table:table-cell>
              <table:table-cell office:value-type="string">
                <text:p>Spalte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41821910784481">
                <text:p>0.00341821910784481</text:p>
                <draw:g>
                  <svg:desc>Tabelle1.U4:Tabelle1.U6</svg:desc>
                </draw:g>
              </table:table-cell>
              <table:table-cell office:value-type="float" office:value="6.39692965521615">
                <text:p>6.39692965521615</text:p>
                <draw:g>
                  <svg:desc>Tabelle1.V4:Tabelle1.V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63438124659277">
                <text:p>0.00363438124659277</text:p>
              </table:table-cell>
              <table:table-cell office:value-type="float" office:value="3.94352167248752">
                <text:p>3.943521672487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81460995613199">
                <text:p>0.00381460995613199</text:p>
              </table:table-cell>
              <table:table-cell office:value-type="float" office:value="5.89164421182577">
                <text:p>5.891644211825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bow-ti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823cm" svg:height="8.338cm" xlink:href=".." xlink:type="simple" chart:class="chart:scatter" chart:style-name="ch1">
        <chart:title svg:x="3.69cm" svg:y="0.301cm" chart:style-name="ch2">
          <text:p>Diagram 6: Ergebnisse Versuch 10.4</text:p>
        </chart:title>
        <chart:plot-area chart:style-name="ch3" table:cell-range-address="Tabelle1.B1:Tabelle1.B25 Tabelle1.G1:Tabelle1.G25" svg:x="0.501cm" svg:y="1.192cm" svg:width="14.035cm" svg:height="6.689cm">
          <chartooo:coordinate-region svg:x="1.043cm" svg:y="1.352cm" svg:width="13.214cm" svg:height="6.37cm"/>
          <chart:axis chart:dimension="x" chart:name="primary-x" chart:style-name="ch4">
            <chart:title svg:x="7.302cm" svg:y="7.83cm" chart:style-name="ch5">
              <text:p>t/s</text:p>
            </chart:title>
          </chart:axis>
          <chart:axis chart:dimension="y" chart:name="primary-y" chart:style-name="ch4">
            <chart:title svg:x="0cm" svg:y="4.765cm" chart:style-name="ch6">
              <text:p>-kt</text:p>
            </chart:title>
            <chart:grid chart:style-name="ch7" chart:class="major"/>
          </chart:axis>
          <chart:series chart:style-name="ch8" chart:values-cell-range-address="Tabelle1.G1:Tabelle1.G25" chart:class="chart:scatter">
            <chart:domain table:cell-range-address="Tabelle1.B1:Tabelle1.B25"/>
            <chart:regression-curve chart:style-name="ch9">
              <chart:equation chart:display-equation="true" chart:display-r-square="true" svg:x="3.422cm" svg:y="2.507cm"/>
            </chart:regression-curve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B1:Tabelle1.B25</svg:desc>
                </draw:g>
              </table:table-cell>
              <table:table-cell office:value-type="float" office:value="0">
                <text:p>0</text:p>
                <draw:g>
                  <svg:desc>Tabelle1.G1:Tabelle1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-2.43604963846456">
                <text:p>-2.436049638464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-3.79595724441126">
                <text:p>-3.79595724441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-4.05624034267493">
                <text:p>-4.056240342674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-4.40906171729766">
                <text:p>-4.409061717297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-4.140797730703">
                <text:p>-4.1407977307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-5.18225160553115">
                <text:p>-5.18225160553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-4.40906171729766">
                <text:p>-4.40906171729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-5.3645731623251">
                <text:p>-5.3645731623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">
                <text:p>135</text:p>
              </table:table-cell>
              <table:table-cell office:value-type="float" office:value="-4.95910805421694">
                <text:p>-4.959108054216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-4.83394491126294">
                <text:p>-4.833944911262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">
                <text:p>165</text:p>
              </table:table-cell>
              <table:table-cell office:value-type="float" office:value="-5.46993367798297">
                <text:p>-5.469933677982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">
                <text:p>180</text:p>
              </table:table-cell>
              <table:table-cell office:value-type="float" office:value="-4.83394491126294">
                <text:p>-4.833944911262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">
                <text:p>195</text:p>
              </table:table-cell>
              <table:table-cell office:value-type="float" office:value="-4.89456953307937">
                <text:p>-4.894569533079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">
                <text:p>210</text:p>
              </table:table-cell>
              <table:table-cell office:value-type="float" office:value="-6.05772034288502">
                <text:p>-6.057720342885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">
                <text:p>225</text:p>
              </table:table-cell>
              <table:table-cell office:value-type="float" office:value="-5.3645731623251">
                <text:p>-5.36457316232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">
                <text:p>240</text:p>
              </table:table-cell>
              <table:table-cell office:value-type="float" office:value="-4.83394491126294">
                <text:p>-4.83394491126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0">
                <text:p>270</text:p>
              </table:table-cell>
              <table:table-cell office:value-type="float" office:value="-4.83394491126294">
                <text:p>-4.833944911262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-5.26926298252077">
                <text:p>-5.269262982520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5">
                <text:p>315</text:p>
              </table:table-cell>
              <table:table-cell office:value-type="float" office:value="-4.83394491126294">
                <text:p>-4.833944911262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0">
                <text:p>330</text:p>
              </table:table-cell>
              <table:table-cell office:value-type="float" office:value="-5.72124810626385">
                <text:p>-5.721248106263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5">
                <text:p>345</text:p>
              </table:table-cell>
              <table:table-cell office:value-type="float" office:value="-6.05772034288502">
                <text:p>-6.057720342885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0">
                <text:p>360</text:p>
              </table:table-cell>
              <table:table-cell office:value-type="float" office:value="-4.95910805421694">
                <text:p>-4.9591080542169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